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P2" style:parent-style-name="NoSpacing" style:family="paragraph">
      <style:text-properties fo:color="#FFFFFF" fo:font-size="24pt" style:font-size-asian="24pt" style:font-size-complex="24pt"/>
    </style:style>
    <style:style style:name="T3" style:parent-style-name="DefaultParagraphFont" style:family="text">
      <style:text-properties style:font-name="Calibri Light" style:font-name-asian="Times New Roman" style:font-name-complex="Times New Roman" fo:text-transform="uppercase" fo:color="#FFFFFF" fo:font-size="32pt" style:font-size-asian="32pt" style:font-size-complex="32pt"/>
    </style:style>
    <style:style style:name="P4" style:parent-style-name="NoSpacing" style:family="paragraph">
      <style:paragraph-properties fo:margin-top="0.0833in"/>
    </style:style>
    <style:style style:name="T5" style:parent-style-name="DefaultParagraphFont" style:family="text">
      <style:text-properties fo:color="#4472C4" fo:font-size="18pt" style:font-size-asian="18pt" style:font-size-complex="18pt"/>
    </style:style>
    <style:style style:name="P6" style:parent-style-name="Normal" style:family="paragraph">
      <style:paragraph-properties fo:break-before="page"/>
      <style:text-properties fo:hyphenate="true"/>
    </style:style>
    <style:style style:name="P7" style:parent-style-name="Normal" style:family="paragraph">
      <style:paragraph-properties fo:break-before="page"/>
    </style:style>
    <style:style style:name="P8" style:parent-style-name="Normal" style:family="paragraph">
      <style:text-properties style:font-name="Calibri Light" style:font-name-complex="Calibri Light"/>
    </style:style>
    <style:style style:name="P9" style:parent-style-name="Normal" style:family="paragraph">
      <style:text-properties style:font-name="Calibri Light" style:font-name-complex="Calibri Light"/>
    </style:style>
    <style:style style:name="P10" style:parent-style-name="ListParagraph" style:list-style-name="LFO1" style:family="paragraph">
      <style:text-properties style:font-name="Calibri Light" style:font-name-complex="Calibri Light" fo:font-size="14pt" style:font-size-asian="14pt" style:font-size-complex="14pt" style:text-underline-type="single" style:text-underline-style="solid" style:text-underline-width="auto" style:text-underline-mode="continuous"/>
    </style:style>
    <style:style style:name="P11" style:parent-style-name="ListParagraph" style:family="paragraph">
      <style:text-properties style:font-name="Calibri Light" style:font-name-complex="Calibri Light" fo:font-size="14pt" style:font-size-asian="14pt" style:font-size-complex="14pt"/>
    </style:style>
    <style:style style:name="P12" style:parent-style-name="ListParagraph" style:family="paragraph">
      <style:text-properties style:font-name="Calibri Light" style:font-name-complex="Calibri Light" fo:font-size="14pt" style:font-size-asian="14pt" style:font-size-complex="14pt"/>
    </style:style>
    <style:style style:name="P13" style:parent-style-name="ListParagraph" style:list-style-name="LFO2" style:family="paragraph">
      <style:text-properties style:font-name="Calibri Light" style:font-name-complex="Calibri Light" fo:font-size="14pt" style:font-size-asian="14pt" style:font-size-complex="14pt"/>
    </style:style>
    <style:style style:name="P14" style:parent-style-name="ListParagraph" style:list-style-name="LFO2" style:family="paragraph">
      <style:text-properties style:font-name="Calibri Light" style:font-name-complex="Calibri Light" fo:font-size="14pt" style:font-size-asian="14pt" style:font-size-complex="14pt"/>
    </style:style>
    <style:style style:name="P15" style:parent-style-name="Normal" style:family="paragraph">
      <style:text-properties style:font-name="Calibri Light" style:font-name-complex="Calibri Light"/>
    </style:style>
    <style:style style:name="P16" style:parent-style-name="Normal" style:family="paragraph">
      <style:text-properties style:font-name="Calibri Light" style:font-name-complex="Calibri Light" fo:color="#4472C4" fo:font-size="20pt" style:font-size-asian="20pt" style:font-size-complex="20pt" style:text-underline-type="single" style:text-underline-style="solid" style:text-underline-width="auto" style:text-underline-mode="continuous"/>
    </style:style>
    <style:style style:name="P17" style:parent-style-name="ListParagraph" style:list-style-name="LFO3" style:family="paragraph">
      <style:text-properties style:font-name="Calibri Light" style:font-name-complex="Calibri Light" fo:font-size="16pt" style:font-size-asian="16pt" style:font-size-complex="16pt"/>
    </style:style>
    <style:style style:name="P18" style:parent-style-name="ListParagraph" style:list-style-name="LFO3" style:family="paragraph">
      <style:text-properties style:font-name="Calibri Light" style:font-name-complex="Calibri Light" fo:font-size="16pt" style:font-size-asian="16pt" style:font-size-complex="16pt"/>
    </style:style>
    <style:style style:name="P19" style:parent-style-name="ListParagraph" style:list-style-name="LFO3" style:family="paragraph">
      <style:text-properties style:font-name="Calibri Light" style:font-name-complex="Calibri Light" fo:font-size="16pt" style:font-size-asian="16pt" style:font-size-complex="16pt"/>
    </style:style>
    <style:style style:name="P20" style:parent-style-name="ListParagraph" style:list-style-name="LFO3" style:family="paragraph">
      <style:text-properties style:font-name="Calibri Light" style:font-name-complex="Calibri Light" fo:font-size="16pt" style:font-size-asian="16pt" style:font-size-complex="16pt"/>
    </style:style>
    <style:style style:name="P21" style:parent-style-name="Normal" style:family="paragraph">
      <style:text-properties style:font-name="Calibri Light" style:font-name-complex="Calibri Light"/>
    </style:style>
    <style:style style:name="P22" style:parent-style-name="Normal" style:family="paragraph">
      <style:text-properties style:font-name="Calibri Light" style:font-name-complex="Calibri Light" fo:font-size="16pt" style:font-size-asian="16pt" style:font-size-complex="16pt"/>
    </style:style>
    <style:style style:name="P23" style:parent-style-name="Normal" style:family="paragraph">
      <style:text-properties style:font-name="Calibri Light" style:font-name-complex="Calibri Light"/>
    </style:style>
    <style:style style:name="P24" style:parent-style-name="Normal" style:family="paragraph">
      <style:text-properties style:font-name="Calibri Light" style:font-name-complex="Calibri Light"/>
    </style:style>
    <style:style style:name="P25" style:parent-style-name="ListParagraph" style:list-style-name="LFO4" style:family="paragraph">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26" style:parent-style-name="Normal" style:family="paragraph">
      <style:text-properties style:font-name="Calibri Light" style:font-name-complex="Calibri Light" fo:font-size="16pt" style:font-size-asian="16pt" style:font-size-complex="16pt"/>
    </style:style>
    <style:style style:name="P27" style:parent-style-name="ListParagraph" style:list-style-name="LFO5" style:family="paragraph">
      <style:text-properties style:font-name="Calibri Light" style:font-name-complex="Calibri Light" fo:font-size="16pt" style:font-size-asian="16pt" style:font-size-complex="16pt"/>
    </style:style>
    <style:style style:name="P28" style:parent-style-name="ListParagraph" style:list-style-name="LFO5" style:family="paragraph">
      <style:text-properties style:font-name="Calibri Light" style:font-name-complex="Calibri Light" fo:font-size="16pt" style:font-size-asian="16pt" style:font-size-complex="16pt"/>
    </style:style>
    <style:style style:name="P29" style:parent-style-name="ListParagraph" style:family="paragraph">
      <style:text-properties style:font-name="Calibri Light" style:font-name-complex="Calibri Light" fo:color="#4472C4" fo:font-size="20pt" style:font-size-asian="20pt" style:font-size-complex="20pt" style:text-underline-type="single" style:text-underline-style="solid" style:text-underline-width="auto" style:text-underline-mode="continuous"/>
    </style:style>
    <style:style style:name="P30" style:parent-style-name="ListParagraph" style:family="paragraph">
      <style:text-properties style:font-name="Calibri Light" style:font-name-complex="Calibri Light" fo:color="#4472C4" fo:font-size="20pt" style:font-size-asian="20pt" style:font-size-complex="20pt" style:text-underline-type="single" style:text-underline-style="solid" style:text-underline-width="auto" style:text-underline-mode="continuous"/>
    </style:style>
    <style:style style:name="P31" style:parent-style-name="ListParagraph" style:family="paragraph">
      <style:text-properties style:font-name="Calibri Light" style:font-name-complex="Calibri Light" fo:color="#4472C4" fo:font-size="20pt" style:font-size-asian="20pt" style:font-size-complex="20pt" style:text-underline-type="single" style:text-underline-style="solid" style:text-underline-width="auto" style:text-underline-mode="continuous"/>
    </style:style>
    <style:style style:name="P32" style:parent-style-name="Normal" style:family="paragraph">
      <style:text-properties fo:font-size="16pt" style:font-size-asian="16pt" style:font-size-complex="16pt"/>
    </style:style>
    <style:style style:name="P33" style:parent-style-name="ListParagraph" style:list-style-name="LFO6" style:family="paragraph"/>
    <style:style style:name="T34" style:parent-style-name="DefaultParagraphFont" style:family="text">
      <style:text-properties style:font-name="Calibri Light" style:font-name-complex="Calibri Light" fo:color="#212121" fo:font-size="16pt" style:font-size-asian="16pt" style:font-size-complex="16pt" fo:background-color="#FFFFFF"/>
    </style:style>
    <style:style style:name="T35" style:parent-style-name="DefaultParagraphFont" style:family="text">
      <style:text-properties style:font-name="Calibri Light" style:font-name-complex="Calibri Light" fo:color="#212121" fo:font-size="16pt" style:font-size-asian="16pt" style:font-size-complex="16pt" fo:background-color="#FFFFFF"/>
    </style:style>
    <style:style style:name="P36" style:parent-style-name="ListParagraph" style:list-style-name="LFO6" style:family="paragraph"/>
    <style:style style:name="T37" style:parent-style-name="DefaultParagraphFont" style:family="text">
      <style:text-properties style:font-name="Calibri Light" style:font-name-asian="Times New Roman" style:font-name-complex="Calibri Light" fo:color="#212121" fo:font-size="16pt" style:font-size-asian="16pt" style:font-size-complex="16pt" style:language-asian="en" style:country-asian="GB"/>
    </style:style>
    <style:style style:name="P38" style:parent-style-name="ListParagraph" style:list-style-name="LFO6" style:family="paragraph">
      <style:text-properties style:font-name="Calibri Light" style:font-name-complex="Calibri Light" fo:font-size="16pt" style:font-size-asian="16pt" style:font-size-complex="16pt"/>
    </style:style>
    <style:style style:name="P39" style:parent-style-name="ListParagraph" style:list-style-name="LFO6" style:family="paragraph"/>
    <style:style style:name="T40" style:parent-style-name="DefaultParagraphFont" style:family="text">
      <style:text-properties style:font-name="Calibri Light" style:font-name-complex="Calibri Light" fo:color="#212121" fo:font-size="16pt" style:font-size-asian="16pt" style:font-size-complex="16pt" fo:background-color="#FFFFFF"/>
    </style:style>
    <style:style style:name="T41" style:parent-style-name="DefaultParagraphFont" style:family="text">
      <style:text-properties style:font-name="Calibri Light" style:font-name-complex="Calibri Light" fo:color="#212121" fo:font-size="16pt" style:font-size-asian="16pt" style:font-size-complex="16pt" fo:background-color="#FFFFFF"/>
    </style:style>
    <style:style style:name="P42" style:parent-style-name="Normal" style:family="paragraph">
      <style:text-properties style:font-name="Calibri Light" style:font-name-complex="Calibri Light" style:text-underline-type="single" style:text-underline-style="solid" style:text-underline-width="auto" style:text-underline-mode="continuous"/>
    </style:style>
    <style:style style:name="P43" style:parent-style-name="Normal" style:family="paragraph">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44" style:parent-style-name="Normal" style:family="paragraph">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45" style:parent-style-name="Normal" style:family="paragraph">
      <style:text-properties style:font-name="Calibri Light" style:font-name-complex="Calibri Light" fo:color="#4472C4" fo:font-size="20pt" style:font-size-asian="20pt" style:font-size-complex="20pt" style:text-underline-type="single" style:text-underline-style="solid" style:text-underline-width="auto" style:text-underline-mode="continuous"/>
    </style:style>
    <style:style style:name="P46" style:parent-style-name="Normal" style:family="paragraph">
      <style:text-properties style:font-name="Calibri Light" style:font-name-complex="Calibri Light" fo:color="#4472C4" fo:font-size="20pt" style:font-size-asian="20pt" style:font-size-complex="20pt" style:text-underline-type="single" style:text-underline-style="solid" style:text-underline-width="auto" style:text-underline-mode="continuous"/>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P49" style:parent-style-name="Normal" style:family="paragraph">
      <style:paragraph-properties fo:text-align="center"/>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P52" style:parent-style-name="Normal" style:family="paragraph">
      <style:paragraph-properties fo:text-align="center"/>
    </style:style>
    <style:style style:name="T53" style:parent-style-name="DefaultParagraphFont" style:family="text">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paragraph-properties>
        <style:tab-stops>
          <style:tab-stop style:type="left" style:position="1.209in"/>
        </style:tab-stops>
      </style:paragraph-properties>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P61" style:parent-style-name="Normal" style:family="paragraph">
      <style:paragraph-properties>
        <style:tab-stops>
          <style:tab-stop style:type="left" style:position="1.209in"/>
        </style:tab-stops>
      </style:paragraph-properties>
    </style:style>
    <style:style style:name="T62" style:parent-style-name="DefaultParagraphFont" style:family="text">
      <style:text-properties fo:font-size="14pt" style:font-size-asian="14pt" style:font-size-complex="14pt"/>
    </style:style>
    <style:style style:name="T63" style:parent-style-name="DefaultParagraphFont" style:family="text">
      <style:text-properties fo:font-size="10pt" style:font-size-asian="10pt" style:font-size-complex="10pt"/>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text-align="center"/>
    </style:style>
    <style:style style:name="P66" style:parent-style-name="Normal" style:family="paragraph">
      <style:paragraph-properties>
        <style:tab-stops>
          <style:tab-stop style:type="left" style:position="1.593in"/>
        </style:tab-stops>
      </style:paragraph-properties>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P74" style:parent-style-name="Normal" style:family="paragraph">
      <style:paragraph-properties fo:text-align="center"/>
    </style:style>
    <style:style style:name="T75" style:parent-style-name="DefaultParagraphFont" style:family="text">
      <style:text-properties fo:font-size="14pt" style:font-size-asian="14pt" style:font-size-complex="14pt"/>
    </style:style>
    <style:style style:name="P76" style:parent-style-name="Normal" style:family="paragraph">
      <style:paragraph-properties fo:text-align="center"/>
    </style:style>
    <style:style style:name="T77" style:parent-style-name="DefaultParagraphFont" style:family="text">
      <style:text-properties fo:font-size="10pt" style:font-size-asian="10pt" style:font-size-complex="10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4pt" style:font-size-asian="14pt" style:font-size-complex="14pt"/>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size="14pt" style:font-size-asian="14pt" style:font-size-complex="14pt"/>
    </style:style>
    <style:style style:name="T82" style:parent-style-name="DefaultParagraphFont" style:family="text">
      <style:text-properties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ize="10pt" style:font-size-asian="10pt" style:font-size-complex="10pt"/>
    </style:style>
    <style:style style:name="P86"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4.5694in"/>
        </style:tab-stops>
      </style:paragraph-properties>
    </style:style>
    <style:style style:name="T87" style:parent-style-name="DefaultParagraphFont" style:family="text">
      <style:text-properties fo:font-size="14pt" style:font-size-asian="14pt" style:font-size-complex="14pt"/>
    </style:style>
    <style:style style:name="P88" style:parent-style-name="Normal" style:family="paragraph">
      <style:paragraph-properties fo:text-align="center"/>
      <style:text-properties fo:font-size="9pt" style:font-size-asian="9pt" style:font-size-complex="9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ize="10pt" style:font-size-asian="10pt" style:font-size-complex="10pt"/>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fo:font-size="10pt" style:font-size-asian="10pt" style:font-size-complex="10pt"/>
    </style:style>
    <style:style style:name="P94" style:parent-style-name="Normal" style:family="paragraph">
      <style:paragraph-properties>
        <style:tab-stops>
          <style:tab-stop style:type="left" style:position="1.2555in"/>
        </style:tab-stops>
      </style:paragraph-properties>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P97" style:parent-style-name="Normal" style:family="paragraph">
      <style:paragraph-properties fo:text-align="center"/>
    </style:style>
    <style:style style:name="T98" style:parent-style-name="DefaultParagraphFont" style:family="text">
      <style:text-properties fo:font-size="14pt" style:font-size-asian="14pt" style:font-size-complex="14pt"/>
    </style:style>
    <style:style style:name="P99" style:parent-style-name="Normal" style:family="paragraph">
      <style:paragraph-properties fo:text-align="center"/>
      <style:text-properties fo:font-size="9pt" style:font-size-asian="9pt" style:font-size-complex="9pt"/>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style:style>
    <style:style style:name="P103" style:parent-style-name="Normal" style:family="paragraph">
      <style:paragraph-properties fo:text-align="center"/>
    </style:style>
    <style:style style:name="T104" style:parent-style-name="DefaultParagraphFont" style:family="text">
      <style:text-properties fo:font-size="14pt" style:font-size-asian="14pt" style:font-size-complex="14pt"/>
    </style:style>
    <style:style style:name="P105" style:parent-style-name="Normal" style:family="paragraph">
      <style:paragraph-properties fo:text-align="center"/>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size="10pt" style:font-size-asian="10pt" style:font-size-complex="10pt"/>
    </style:style>
    <style:style style:name="P108" style:parent-style-name="Normal" style:family="paragraph">
      <style:paragraph-properties>
        <style:tab-stops>
          <style:tab-stop style:type="left" style:position="1.6159in"/>
        </style:tab-stops>
      </style:paragraph-properties>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0pt" style:font-size-asian="10pt" style:font-size-complex="10pt"/>
    </style:style>
    <style:style style:name="T115" style:parent-style-name="DefaultParagraphFont" style:family="text">
      <style:text-properties fo:font-size="10pt" style:font-size-asian="10pt" style:font-size-complex="10pt"/>
    </style:style>
    <style:style style:name="T116" style:parent-style-name="DefaultParagraphFont" style:family="text">
      <style:text-properties fo:font-size="10pt" style:font-size-asian="10pt" style:font-size-complex="10pt"/>
    </style:style>
    <style:style style:name="T117" style:parent-style-name="DefaultParagraphFont" style:family="text">
      <style:text-properties fo:font-size="10pt" style:font-size-asian="10pt" style:font-size-complex="10pt"/>
    </style:style>
    <style:style style:name="T118" style:parent-style-name="DefaultParagraphFont" style:family="text">
      <style:text-properties fo:font-size="10pt" style:font-size-asian="10pt" style:font-size-complex="10pt"/>
    </style:style>
    <style:style style:name="T119" style:parent-style-name="DefaultParagraphFont" style:family="text">
      <style:text-properties fo:font-size="10pt" style:font-size-asian="10pt" style:font-size-complex="10pt"/>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ize="10pt" style:font-size-asian="10pt" style:font-size-complex="10pt"/>
    </style:style>
    <style:style style:name="T122" style:parent-style-name="DefaultParagraphFont" style:family="text">
      <style:text-properties fo:font-size="10pt" style:font-size-asian="10pt" style:font-size-complex="10pt"/>
    </style:style>
    <style:style style:name="T123" style:parent-style-name="DefaultParagraphFont" style:family="text">
      <style:text-properties fo:font-size="10pt" style:font-size-asian="10pt" style:font-size-complex="10pt"/>
    </style:style>
    <style:style style:name="T124" style:parent-style-name="DefaultParagraphFont" style:family="text">
      <style:text-properties fo:font-size="10pt" style:font-size-asian="10pt" style:font-size-complex="10pt"/>
    </style:style>
    <style:style style:name="P125" style:parent-style-name="Normal" style:family="paragraph">
      <style:paragraph-properties fo:text-indent="4.5in">
        <style:tab-stops>
          <style:tab-stop style:type="left" style:position="4.6159in"/>
        </style:tab-stops>
      </style:paragraph-properties>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size="14pt" style:font-size-asian="14pt" style:font-size-complex="14pt"/>
    </style:style>
    <style:style style:name="T128" style:parent-style-name="DefaultParagraphFont" style:family="text">
      <style:text-properties fo:font-size="14pt" style:font-size-asian="14pt" style:font-size-complex="14pt"/>
    </style:style>
    <style:style style:name="P129" style:parent-style-name="Normal" style:family="paragraph">
      <style:paragraph-properties fo:text-align="center"/>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size="10pt" style:font-size-asian="10pt" style:font-size-complex="10pt"/>
    </style:style>
    <style:style style:name="T132" style:parent-style-name="DefaultParagraphFont" style:family="text">
      <style:text-properties fo:font-size="10pt" style:font-size-asian="10pt" style:font-size-complex="10pt"/>
    </style:style>
    <style:style style:name="P133" style:parent-style-name="Normal" style:family="paragraph">
      <style:paragraph-properties>
        <style:tab-stops>
          <style:tab-stop style:type="left" style:position="2.2909in"/>
        </style:tab-stops>
      </style:paragraph-properties>
    </style:style>
    <style:style style:name="T134" style:parent-style-name="DefaultParagraphFont" style:family="text">
      <style:text-properties fo:font-size="10pt" style:font-size-asian="10pt" style:font-size-complex="10pt"/>
    </style:style>
    <style:style style:name="T135" style:parent-style-name="DefaultParagraphFont" style:family="text">
      <style:text-properties fo:font-size="10pt" style:font-size-asian="10pt" style:font-size-complex="10pt"/>
    </style:style>
    <style:style style:name="T136" style:parent-style-name="DefaultParagraphFont" style:family="text">
      <style:text-properties fo:font-size="10pt" style:font-size-asian="10pt" style:font-size-complex="10pt"/>
    </style:style>
    <style:style style:name="P137" style:parent-style-name="Normal" style:family="paragraph">
      <style:text-properties fo:font-size="10pt" style:font-size-asian="10pt" style:font-size-complex="10pt"/>
    </style:style>
    <style:style style:name="P138" style:parent-style-name="Normal" style:family="paragraph">
      <style:paragraph-properties>
        <style:tab-stops>
          <style:tab-stop style:type="left" style:position="1.5118in"/>
          <style:tab-stop style:type="left" style:position="5.1159in"/>
        </style:tab-stops>
      </style:paragraph-properties>
    </style:style>
    <style:style style:name="T139" style:parent-style-name="DefaultParagraphFont" style:family="text">
      <style:text-properties fo:font-size="10pt" style:font-size-asian="10pt" style:font-size-complex="10pt"/>
    </style:style>
    <style:style style:name="T140" style:parent-style-name="DefaultParagraphFont" style:family="text">
      <style:text-properties fo:font-size="10pt" style:font-size-asian="10pt" style:font-size-complex="10pt"/>
    </style:style>
    <style:style style:name="T141" style:parent-style-name="DefaultParagraphFont" style:family="text">
      <style:text-properties fo:font-size="10pt" style:font-size-asian="10pt" style:font-size-complex="10pt"/>
    </style:style>
    <style:style style:name="T142" style:parent-style-name="DefaultParagraphFont" style:family="text">
      <style:text-properties fo:font-size="10pt" style:font-size-asian="10pt" style:font-size-complex="10pt"/>
    </style:style>
    <style:style style:name="P143"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44"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45"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46"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47"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48"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49"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50"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51"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font-size="10pt" style:font-size-asian="10pt" style:font-size-complex="10pt" style:text-underline-type="single" style:text-underline-style="solid" style:text-underline-width="auto" style:text-underline-mode="continuous"/>
    </style:style>
    <style:style style:name="P152"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153"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154"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color="#4472C4" fo:font-size="20pt" style:font-size-asian="20pt" style:font-size-complex="20pt" style:text-underline-type="single" style:text-underline-style="solid" style:text-underline-width="auto" style:text-underline-mode="continuous"/>
    </style:style>
    <style:style style:name="P155" style:parent-style-name="Normal" style:family="paragraph">
      <style:paragraph-properties>
        <style:tab-stops>
          <style:tab-stop style:type="left" style:position="1.209in"/>
        </style:tab-stops>
      </style:paragraph-properties>
    </style:style>
    <style:style style:name="T156" style:parent-style-name="DefaultParagraphFont" style:family="text">
      <style:text-properties fo:font-size="14pt" style:font-size-asian="14pt" style:font-size-complex="14pt"/>
    </style:style>
    <style:style style:name="P157" style:parent-style-name="Normal" style:family="paragraph">
      <style:paragraph-properties fo:text-align="center"/>
    </style:style>
    <style:style style:name="P158" style:parent-style-name="Normal" style:family="paragraph">
      <style:paragraph-properties>
        <style:tab-stops>
          <style:tab-stop style:type="left" style:position="1.209in"/>
        </style:tab-stops>
      </style:paragraph-properties>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size="14pt" style:font-size-asian="14pt" style:font-size-complex="14pt"/>
    </style:style>
    <style:style style:name="T162" style:parent-style-name="DefaultParagraphFont" style:family="text">
      <style:text-properties fo:font-size="14pt" style:font-size-asian="14pt" style:font-size-complex="14pt"/>
    </style:style>
    <style:style style:name="P163" style:parent-style-name="Normal" style:family="paragraph">
      <style:paragraph-properties fo:text-align="center"/>
    </style:style>
    <style:style style:name="P164" style:parent-style-name="Normal" style:family="paragraph">
      <style:paragraph-properties>
        <style:tab-stops>
          <style:tab-stop style:type="left" style:position="1.593in"/>
        </style:tab-stops>
      </style:paragraph-properties>
    </style:style>
    <style:style style:name="T165" style:parent-style-name="DefaultParagraphFont" style:family="text">
      <style:text-properties fo:font-size="14pt" style:font-size-asian="14pt" style:font-size-complex="14pt"/>
    </style:style>
    <style:style style:name="T166" style:parent-style-name="DefaultParagraphFont" style:family="text">
      <style:text-properties fo:font-size="14pt" style:font-size-asian="14pt" style:font-size-complex="14pt"/>
    </style:style>
    <style:style style:name="T167" style:parent-style-name="DefaultParagraphFont" style:family="text">
      <style:text-properties fo:font-size="14pt" style:font-size-asian="14pt" style:font-size-complex="14pt"/>
    </style:style>
    <style:style style:name="T168" style:parent-style-name="DefaultParagraphFont" style:family="text">
      <style:text-properties fo:font-size="14pt" style:font-size-asian="14pt" style:font-size-complex="14pt"/>
    </style:style>
    <style:style style:name="T169" style:parent-style-name="DefaultParagraphFont" style:family="text">
      <style:text-properties fo:font-size="14pt" style:font-size-asian="14pt" style:font-size-complex="14pt"/>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size="14pt" style:font-size-asian="14pt" style:font-size-complex="14pt"/>
    </style:style>
    <style:style style:name="P172" style:parent-style-name="Normal" style:family="paragraph">
      <style:paragraph-properties fo:text-align="center"/>
    </style:style>
    <style:style style:name="T173" style:parent-style-name="DefaultParagraphFont" style:family="text">
      <style:text-properties fo:font-size="14pt" style:font-size-asian="14pt" style:font-size-complex="14pt"/>
    </style:style>
    <style:style style:name="P174" style:parent-style-name="Normal" style:family="paragraph">
      <style:paragraph-properties fo:text-align="center"/>
    </style:style>
    <style:style style:name="T175" style:parent-style-name="DefaultParagraphFont" style:family="text">
      <style:text-properties fo:font-size="10pt" style:font-size-asian="10pt" style:font-size-complex="10pt"/>
    </style:style>
    <style:style style:name="T176" style:parent-style-name="DefaultParagraphFont"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fo:font-size="14pt" style:font-size-asian="14pt" style:font-size-complex="14pt"/>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name="T183" style:parent-style-name="DefaultParagraphFont" style:family="text">
      <style:text-properties fo:font-size="10pt" style:font-size-asian="10pt" style:font-size-complex="10pt"/>
    </style:style>
    <style:style style:name="P184"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4.5694in"/>
        </style:tab-stops>
      </style:paragraph-properties>
    </style:style>
    <style:style style:name="T185" style:parent-style-name="DefaultParagraphFont" style:family="text">
      <style:text-properties fo:font-size="14pt" style:font-size-asian="14pt" style:font-size-complex="14pt"/>
    </style:style>
    <style:style style:name="P186" style:parent-style-name="Normal" style:family="paragraph">
      <style:paragraph-properties fo:text-align="center"/>
      <style:text-properties fo:font-size="9pt" style:font-size-asian="9pt" style:font-size-complex="9pt"/>
    </style:style>
    <style:style style:name="T187" style:parent-style-name="DefaultParagraphFont" style:family="text">
      <style:text-properties fo:font-size="14pt" style:font-size-asian="14pt" style:font-size-complex="14pt"/>
    </style:style>
    <style:style style:name="T188" style:parent-style-name="DefaultParagraphFont" style:family="text">
      <style:text-properties fo:font-size="14pt" style:font-size-asian="14pt" style:font-size-complex="14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P192" style:parent-style-name="Normal" style:family="paragraph">
      <style:paragraph-properties>
        <style:tab-stops>
          <style:tab-stop style:type="left" style:position="1.2555in"/>
        </style:tab-stops>
      </style:paragraph-properties>
    </style:style>
    <style:style style:name="T193" style:parent-style-name="DefaultParagraphFont" style:family="text">
      <style:text-properties fo:font-size="14pt" style:font-size-asian="14pt" style:font-size-complex="14pt"/>
    </style:style>
    <style:style style:name="T194" style:parent-style-name="DefaultParagraphFont" style:family="text">
      <style:text-properties fo:font-size="14pt" style:font-size-asian="14pt" style:font-size-complex="14pt"/>
    </style:style>
    <style:style style:name="P195" style:parent-style-name="Normal" style:family="paragraph">
      <style:paragraph-properties fo:text-align="center"/>
    </style:style>
    <style:style style:name="T196" style:parent-style-name="DefaultParagraphFont" style:family="text">
      <style:text-properties fo:font-size="14pt" style:font-size-asian="14pt" style:font-size-complex="14pt"/>
    </style:style>
    <style:style style:name="P197" style:parent-style-name="Normal" style:family="paragraph">
      <style:paragraph-properties fo:text-align="center"/>
      <style:text-properties fo:font-size="9pt" style:font-size-asian="9pt" style:font-size-complex="9pt"/>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size="14pt" style:font-size-asian="14pt" style:font-size-complex="14pt"/>
    </style:style>
    <style:style style:name="T200" style:parent-style-name="DefaultParagraphFont" style:family="text">
      <style:text-properties fo:font-size="14pt" style:font-size-asian="14pt" style:font-size-complex="14pt"/>
    </style:style>
    <style:style style:name="P201" style:parent-style-name="Normal" style:family="paragraph">
      <style:paragraph-properties fo:text-align="center"/>
    </style:style>
    <style:style style:name="T202" style:parent-style-name="DefaultParagraphFont" style:family="text">
      <style:text-properties fo:font-size="14pt" style:font-size-asian="14pt" style:font-size-complex="14pt"/>
    </style:style>
    <style:style style:name="P203" style:parent-style-name="Normal" style:family="paragraph">
      <style:paragraph-properties fo:text-align="center"/>
    </style:style>
    <style:style style:name="T204" style:parent-style-name="DefaultParagraphFont" style:family="text">
      <style:text-properties fo:font-size="14pt" style:font-size-asian="14pt" style:font-size-complex="14pt"/>
    </style:style>
    <style:style style:name="T205" style:parent-style-name="DefaultParagraphFont" style:family="text">
      <style:text-properties fo:font-size="10pt" style:font-size-asian="10pt" style:font-size-complex="10pt"/>
    </style:style>
    <style:style style:name="P206" style:parent-style-name="Normal" style:family="paragraph">
      <style:paragraph-properties>
        <style:tab-stops>
          <style:tab-stop style:type="left" style:position="1.6159in"/>
        </style:tab-stops>
      </style:paragraph-properties>
    </style:style>
    <style:style style:name="T207" style:parent-style-name="DefaultParagraphFont" style:family="text">
      <style:text-properties fo:font-size="14pt" style:font-size-asian="14pt" style:font-size-complex="14pt"/>
    </style:style>
    <style:style style:name="T208" style:parent-style-name="DefaultParagraphFont" style:family="text">
      <style:text-properties fo:font-size="14pt" style:font-size-asian="14pt" style:font-size-complex="14pt"/>
    </style:style>
    <style:style style:name="T209" style:parent-style-name="DefaultParagraphFont" style:family="text">
      <style:text-properties fo:font-size="14pt" style:font-size-asian="14pt" style:font-size-complex="14pt"/>
    </style:style>
    <style:style style:name="T210" style:parent-style-name="DefaultParagraphFont" style:family="text">
      <style:text-properties fo:font-size="14pt" style:font-size-asian="14pt" style:font-size-complex="14pt"/>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size="10pt" style:font-size-asian="10pt" style:font-size-complex="10pt"/>
    </style:style>
    <style:style style:name="T213" style:parent-style-name="DefaultParagraphFont" style:family="text">
      <style:text-properties fo:font-size="10pt" style:font-size-asian="10pt" style:font-size-complex="10pt"/>
    </style:style>
    <style:style style:name="T214" style:parent-style-name="DefaultParagraphFont" style:family="text">
      <style:text-properties fo:font-size="10pt" style:font-size-asian="10pt" style:font-size-complex="10pt"/>
    </style:style>
    <style:style style:name="T215" style:parent-style-name="DefaultParagraphFont" style:family="text">
      <style:text-properties fo:font-size="10pt" style:font-size-asian="10pt" style:font-size-complex="10pt"/>
    </style:style>
    <style:style style:name="T216" style:parent-style-name="DefaultParagraphFont" style:family="text">
      <style:text-properties fo:font-size="10pt" style:font-size-asian="10pt" style:font-size-complex="10pt"/>
    </style:style>
    <style:style style:name="T217" style:parent-style-name="DefaultParagraphFont" style:family="text">
      <style:text-properties fo:font-size="10pt" style:font-size-asian="10pt" style:font-size-complex="10pt"/>
    </style:style>
    <style:style style:name="T218" style:parent-style-name="DefaultParagraphFont" style:family="text">
      <style:text-properties fo:font-size="10pt" style:font-size-asian="10pt" style:font-size-complex="10pt"/>
    </style:style>
    <style:style style:name="T219" style:parent-style-name="DefaultParagraphFont" style:family="text">
      <style:text-properties fo:font-size="10pt" style:font-size-asian="10pt" style:font-size-complex="10pt"/>
    </style:style>
    <style:style style:name="T220" style:parent-style-name="DefaultParagraphFont" style:family="text">
      <style:text-properties fo:font-size="10pt" style:font-size-asian="10pt" style:font-size-complex="10pt"/>
    </style:style>
    <style:style style:name="T221" style:parent-style-name="DefaultParagraphFont" style:family="text">
      <style:text-properties fo:font-size="10pt" style:font-size-asian="10pt" style:font-size-complex="10pt"/>
    </style:style>
    <style:style style:name="T222" style:parent-style-name="DefaultParagraphFont" style:family="text">
      <style:text-properties fo:font-size="10pt" style:font-size-asian="10pt" style:font-size-complex="10pt"/>
    </style:style>
    <style:style style:name="P223" style:parent-style-name="Normal" style:family="paragraph">
      <style:paragraph-properties fo:text-indent="4.5in">
        <style:tab-stops>
          <style:tab-stop style:type="left" style:position="4.6159in"/>
        </style:tab-stops>
      </style:paragraph-properties>
    </style:style>
    <style:style style:name="T224" style:parent-style-name="DefaultParagraphFont" style:family="text">
      <style:text-properties fo:font-size="14pt" style:font-size-asian="14pt" style:font-size-complex="14pt"/>
    </style:style>
    <style:style style:name="T225" style:parent-style-name="DefaultParagraphFont" style:family="text">
      <style:text-properties fo:font-size="14pt" style:font-size-asian="14pt" style:font-size-complex="14pt"/>
    </style:style>
    <style:style style:name="T226" style:parent-style-name="DefaultParagraphFont" style:family="text">
      <style:text-properties fo:font-size="14pt" style:font-size-asian="14pt" style:font-size-complex="14pt"/>
    </style:style>
    <style:style style:name="T227" style:parent-style-name="DefaultParagraphFont" style:family="text">
      <style:text-properties fo:font-size="14pt" style:font-size-asian="14pt" style:font-size-complex="14pt"/>
    </style:style>
    <style:style style:name="T228" style:parent-style-name="DefaultParagraphFont" style:family="text">
      <style:text-properties fo:font-size="14pt" style:font-size-asian="14pt" style:font-size-complex="14pt"/>
    </style:style>
    <style:style style:name="P229" style:parent-style-name="Normal" style:family="paragraph">
      <style:paragraph-properties fo:text-align="center"/>
    </style:style>
    <style:style style:name="T230" style:parent-style-name="DefaultParagraphFont" style:family="text">
      <style:text-properties fo:font-size="14pt" style:font-size-asian="14pt" style:font-size-complex="14pt"/>
    </style:style>
    <style:style style:name="T231" style:parent-style-name="DefaultParagraphFont" style:family="text">
      <style:text-properties fo:font-size="14pt" style:font-size-asian="14pt" style:font-size-complex="14pt"/>
    </style:style>
    <style:style style:name="T232" style:parent-style-name="DefaultParagraphFont" style:family="text">
      <style:text-properties fo:font-size="14pt" style:font-size-asian="14pt" style:font-size-complex="14pt"/>
    </style:style>
    <style:style style:name="P233" style:parent-style-name="Normal" style:family="paragraph">
      <style:paragraph-properties fo:text-align="center"/>
    </style:style>
    <style:style style:name="T234" style:parent-style-name="DefaultParagraphFont" style:family="text">
      <style:text-properties fo:font-size="14pt" style:font-size-asian="14pt" style:font-size-complex="14pt"/>
    </style:style>
    <style:style style:name="T235" style:parent-style-name="DefaultParagraphFont" style:family="text">
      <style:text-properties fo:font-size="10pt" style:font-size-asian="10pt" style:font-size-complex="10pt"/>
    </style:style>
    <style:style style:name="T236" style:parent-style-name="DefaultParagraphFont" style:family="text">
      <style:text-properties fo:font-size="10pt" style:font-size-asian="10pt" style:font-size-complex="10pt"/>
    </style:style>
    <style:style style:name="P237" style:parent-style-name="Normal" style:family="paragraph">
      <style:paragraph-properties>
        <style:tab-stops>
          <style:tab-stop style:type="left" style:position="2.2909in"/>
        </style:tab-stops>
      </style:paragraph-properties>
    </style:style>
    <style:style style:name="T238" style:parent-style-name="DefaultParagraphFont" style:family="text">
      <style:text-properties fo:font-size="14pt" style:font-size-asian="14pt" style:font-size-complex="14pt"/>
    </style:style>
    <style:style style:name="P239" style:parent-style-name="Normal" style:family="paragraph">
      <style:paragraph-properties fo:text-align="center"/>
    </style:style>
    <style:style style:name="T240" style:parent-style-name="DefaultParagraphFont" style:family="text">
      <style:text-properties fo:font-size="10pt" style:font-size-asian="10pt" style:font-size-complex="10pt"/>
    </style:style>
    <style:style style:name="P241" style:parent-style-name="Normal" style:family="paragraph">
      <style:text-properties fo:font-size="10pt" style:font-size-asian="10pt" style:font-size-complex="10pt"/>
    </style:style>
    <style:style style:name="P242" style:parent-style-name="Normal" style:family="paragraph">
      <style:paragraph-properties>
        <style:tab-stops>
          <style:tab-stop style:type="left" style:position="1.5118in"/>
          <style:tab-stop style:type="left" style:position="5.1159in"/>
        </style:tab-stops>
      </style:paragraph-properties>
    </style:style>
    <style:style style:name="T243" style:parent-style-name="DefaultParagraphFont" style:family="text">
      <style:text-properties fo:font-size="10pt" style:font-size-asian="10pt" style:font-size-complex="10pt"/>
    </style:style>
    <style:style style:name="T244" style:parent-style-name="DefaultParagraphFont" style:family="text">
      <style:text-properties fo:font-size="10pt" style:font-size-asian="10pt" style:font-size-complex="10pt"/>
    </style:style>
    <style:style style:name="T245" style:parent-style-name="DefaultParagraphFont" style:family="text">
      <style:text-properties fo:font-size="10pt" style:font-size-asian="10pt" style:font-size-complex="10pt"/>
    </style:style>
    <style:style style:name="T246" style:parent-style-name="DefaultParagraphFont" style:family="text">
      <style:text-properties fo:font-size="10pt" style:font-size-asian="10pt" style:font-size-complex="10pt"/>
    </style:style>
    <style:style style:name="P247"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48"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49"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0"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1"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2"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3"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4"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5"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6"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7" style:parent-style-name="Normal" style:family="paragraph">
      <style:paragraph-properties>
        <style:tab-stops>
          <style:tab-stop style:type="left" style:position="1.5118in"/>
          <style:tab-stop style:type="left" style:position="5.1159in"/>
        </style:tab-stops>
      </style:paragraph-properties>
      <style:text-properties fo:font-size="10pt" style:font-size-asian="10pt" style:font-size-complex="10pt"/>
    </style:style>
    <style:style style:name="P258"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259"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font-size="16pt" style:font-size-asian="16pt" style:font-size-complex="16pt"/>
    </style:style>
    <style:style style:name="P260"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font-size="16pt" style:font-size-asian="16pt" style:font-size-complex="16pt"/>
    </style:style>
    <style:style style:name="P261"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font-size="16pt" style:font-size-asian="16pt" style:font-size-complex="16pt"/>
    </style:style>
    <style:style style:name="P262" style:parent-style-name="Normal" style:family="paragraph">
      <style:paragraph-properties>
        <style:tab-stops>
          <style:tab-stop style:type="left" style:position="1.5118in"/>
          <style:tab-stop style:type="left" style:position="5.1159in"/>
        </style:tab-stops>
      </style:paragraph-properties>
    </style:style>
    <style:style style:name="T263" style:parent-style-name="DefaultParagraphFont" style:family="text">
      <style:text-properties style:font-name="Calibri Light" style:font-name-complex="Calibri Light" fo:font-size="16pt" style:font-size-asian="16pt" style:font-size-complex="16pt"/>
    </style:style>
    <style:style style:name="T264" style:parent-style-name="DefaultParagraphFont" style:family="text">
      <style:text-properties style:font-name="Calibri Light" style:font-name-complex="Calibri Light" fo:font-size="16pt" style:font-size-asian="16pt" style:font-size-complex="16pt" style:text-underline-type="single" style:text-underline-style="solid" style:text-underline-width="auto" style:text-underline-mode="continuous"/>
    </style:style>
    <style:style style:name="P265" style:parent-style-name="Normal" style:family="paragraph">
      <style:paragraph-properties>
        <style:tab-stops>
          <style:tab-stop style:type="left" style:position="1.5118in"/>
          <style:tab-stop style:type="left" style:position="5.1159in"/>
        </style:tab-stops>
      </style:paragraph-properties>
      <style:text-properties style:font-name="Calibri Light" style:font-name-complex="Calibri Light" fo:font-size="16pt" style:font-size-asian="16pt" style:font-size-complex="16pt"/>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0694in" svg:stroke-color="#4472c4" draw:marker-end="a49" svg:stroke-opacity="100%" draw:stroke-linejoin="miter" svg:stroke-linecap="butt" style:horizontal-rel="paragraph" style:vertical-rel="paragraph" style:horizontal-pos="from-left" style:vertical-pos="from-top"/>
    </style:style>
    <style:style style:family="graphic" style:name="a88">
      <style:graphic-properties style:wrap="run-through" style:run-through="foreground" draw:fill="none" draw:stroke="solid" svg:stroke-width="0.00694in" svg:stroke-color="#4472c4" draw:marker-end="a87"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0694in" svg:stroke-color="#4472c4" draw:marker-end="a51"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0694in" svg:stroke-color="#4472c4" draw:marker-end="a54" svg:stroke-opacity="100%" draw:stroke-linejoin="miter" svg:stroke-linecap="butt"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4472c4" draw:marker-end="a22"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4472c4" draw:marker-end="a26"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0694in" svg:stroke-color="#4472c4" draw:marker-end="a28" svg:stroke-opacity="100%" draw:stroke-linejoin="miter" svg:stroke-linecap="butt" style:horizontal-rel="paragraph" style:vertical-rel="paragraph" style:horizontal-pos="from-left" style:vertical-pos="from-top"/>
    </style:style>
    <style:style style:family="graphic" style:name="a90">
      <style:graphic-properties style:wrap="run-through" style:run-through="foreground" draw:fill="none" draw:stroke="solid" svg:stroke-width="0.00694in" svg:stroke-color="#4472c4" draw:marker-end="a89" svg:stroke-opacity="100%" draw:stroke-linejoin="miter" svg:stroke-linecap="butt" style:horizontal-rel="paragraph" style:vertical-rel="paragraph" style:horizontal-pos="from-left"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none" draw:stroke="solid" svg:stroke-width="0.00694in" svg:stroke-color="#4472c4" draw:marker-end="a93" svg:stroke-opacity="100%" draw:stroke-linejoin="miter" svg:stroke-linecap="butt" style:horizontal-rel="paragraph" style:vertical-rel="paragraph" style:horizontal-pos="from-left" style:vertical-pos="from-top"/>
    </style:style>
    <style:style style:family="graphic" style:name="a96">
      <style:graphic-properties style:wrap="run-through" style:run-through="foreground" draw:fill="none" draw:stroke="solid" svg:stroke-width="0.00694in" svg:stroke-color="#4472c4" draw:marker-end="a95" svg:stroke-opacity="100%" draw:stroke-linejoin="miter" svg:stroke-linecap="butt" style:horizontal-rel="paragraph" style:vertical-rel="paragraph" style:horizontal-pos="from-left" style:vertical-pos="from-top"/>
    </style:style>
    <style:style style:family="graphic" style:name="a98">
      <style:graphic-properties style:wrap="run-through" style:run-through="foreground" draw:fill="none" draw:stroke="solid" svg:stroke-width="0.00694in" svg:stroke-color="#4472c4" draw:marker-end="a97" svg:stroke-opacity="100%" draw:stroke-linejoin="miter" svg:stroke-linecap="butt" style:horizontal-rel="paragraph" style:vertical-rel="paragraph" style:horizontal-pos="from-left" style:vertical-pos="from-top"/>
    </style:style>
    <style:style style:family="graphic" style:name="a6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none" draw:stroke="solid" svg:stroke-width="0.00694in" svg:stroke-color="#4472c4" draw:marker-end="a61" svg:stroke-opacity="100%" draw:stroke-linejoin="miter" svg:stroke-linecap="butt" style:horizontal-rel="paragraph" style:vertical-rel="paragraph" style:horizontal-pos="from-left" style:vertical-pos="from-top"/>
    </style:style>
    <style:style style:family="graphic" style:name="a100">
      <style:graphic-properties style:wrap="run-through" style:run-through="foreground" draw:fill="none" draw:stroke="solid" svg:stroke-width="0.00694in" svg:stroke-color="#4472c4" draw:marker-end="a99"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2">
      <style:graphic-properties style:wrap="run-through" style:run-through="foreground" draw:fill="none" draw:stroke="solid" svg:stroke-width="0.00694in" svg:stroke-color="#4472c4" draw:marker-end="a101" svg:stroke-opacity="100%" draw:stroke-linejoin="miter" svg:stroke-linecap="butt" style:horizontal-rel="paragraph" style:vertical-rel="paragraph" style:horizontal-pos="from-left" style:vertical-pos="from-top"/>
    </style:style>
    <style:style style:family="graphic" style:name="a1">
      <style:graphic-properties fo:wrap-option="wrap" fo:padding-top="0.75in" fo:padding-bottom="5in" fo:padding-left="0.75in" fo:padding-right="1in" draw:textarea-vertical-align="top" draw:textarea-horizontal-align="left" draw:fill="gradient" draw:fill-gradient-name="a0" draw:stroke="none" draw:auto-grow-width="false" draw:auto-grow-height="false"/>
      <style:paragraph-properties style:font-independent-line-spacing="true" style:writing-mode="lr-tb"/>
    </style:style>
    <style:style style:family="graphic" style:name="a66">
      <style:graphic-properties style:wrap="run-through" style:run-through="foreground" draw:fill="none" draw:stroke="solid" svg:stroke-width="0.00694in" svg:stroke-color="#4472c4" draw:marker-end="a65" svg:stroke-opacity="100%" draw:stroke-linejoin="miter" svg:stroke-linecap="butt" style:horizontal-rel="paragraph" style:vertical-rel="paragraph" style:horizontal-pos="from-left" style:vertical-pos="from-top"/>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104">
      <style:graphic-properties style:wrap="run-through" style:run-through="foreground" draw:fill="none" draw:stroke="solid" svg:stroke-width="0.00694in" svg:stroke-color="#4472c4" draw:marker-end="a103" svg:stroke-opacity="100%" draw:stroke-linejoin="miter" svg:stroke-linecap="butt" style:horizontal-rel="paragraph" style:vertical-rel="paragraph" style:horizontal-pos="from-left" style:vertical-pos="from-top"/>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draw:fill="solid" draw:fill-color="#ffffff" draw:opacity="100%" draw:stroke="none"/>
    </style:style>
    <style:style style:family="graphic" style:name="a68">
      <style:graphic-properties style:wrap="run-through" style:run-through="foreground" draw:fill="none" draw:stroke="solid" svg:stroke-width="0.00694in" svg:stroke-color="#4472c4" draw:marker-end="a67" svg:stroke-opacity="100%" draw:stroke-linejoin="miter" svg:stroke-linecap="butt" style:horizontal-rel="paragraph"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6">
      <style:graphic-properties style:wrap="run-through" style:run-through="foreground" draw:fill="none" draw:stroke="solid" svg:stroke-width="0.00694in" svg:stroke-color="#4472c4" draw:marker-end="a105" svg:stroke-opacity="100%" draw:stroke-linejoin="miter" svg:stroke-linecap="butt" style:horizontal-rel="paragraph" style:vertical-rel="paragraph" style:horizontal-pos="from-left" style:vertical-pos="from-top"/>
    </style:style>
    <style:style style:family="graphic" style:name="a5">
      <style:graphic-properties draw:fill="solid" draw:fill-color="#ffffff" draw:opacity="100%" draw:stroke="none"/>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draw:fill="solid" draw:fill-color="#ffffff" draw:opacity="100%" draw:stroke="none"/>
    </style:style>
    <style:style style:family="graphic" style:name="a7"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108">
      <style:graphic-properties style:wrap="run-through" style:run-through="foreground" draw:fill="none" draw:stroke="solid" svg:stroke-width="0.00694in" svg:stroke-color="#4472c4" draw:marker-end="a107"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4472c4" draw:marker-end="a33" svg:stroke-opacity="100%" draw:stroke-linejoin="miter" svg:stroke-linecap="butt" style:horizontal-rel="paragraph" style:vertical-rel="paragraph" style:horizontal-pos="from-left" style:vertical-pos="from-top"/>
    </style:style>
    <style:style style:family="graphic" style:name="a10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background" style:horizontal-rel="page" style:vertical-rel="page" style:horizontal-pos="center" style:vertical-pos="middle"/>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style:wrap="run-through" style:run-through="foreground" draw:fill="none" draw:stroke="solid" svg:stroke-width="0.00694in" svg:stroke-color="#4472c4" draw:marker-end="a37"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none" draw:stroke="solid" svg:stroke-width="0.00694in" svg:stroke-color="#4472c4" draw:marker-end="a70"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0694in" svg:stroke-color="#4472c4" draw:marker-end="a72" svg:stroke-opacity="100%" draw:stroke-linejoin="miter" svg:stroke-linecap="butt" style:horizontal-rel="paragraph" style:vertical-rel="paragraph" style:horizontal-pos="from-left" style:vertical-pos="from-top"/>
    </style:style>
    <style:style style:family="graphic" style:name="a1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3">
      <style:graphic-properties style:wrap="run-through" style:run-through="foreground" draw:fill="none" draw:stroke="solid" svg:stroke-width="0.00694in" svg:stroke-color="#4472c4" draw:marker-end="a112"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0694in" svg:stroke-color="#4472c4" draw:marker-end="a76" svg:stroke-opacity="100%" draw:stroke-linejoin="miter" svg:stroke-linecap="butt" style:horizontal-rel="paragraph" style:vertical-rel="paragraph" style:horizontal-pos="from-left" style:vertical-pos="from-top"/>
    </style:style>
    <style:style style:family="graphic" style:name="a1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none" draw:stroke="solid" svg:stroke-width="0.00694in" svg:stroke-color="#4472c4" draw:marker-end="a39" svg:stroke-opacity="100%" draw:stroke-linejoin="miter" svg:stroke-linecap="butt" style:horizontal-rel="paragraph" style:vertical-rel="paragraph" style:horizontal-pos="from-left" style:vertical-pos="from-top"/>
    </style:style>
    <style:style style:family="graphic" style:name="a1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0694in" svg:stroke-color="#4472c4" draw:marker-end="a78" svg:stroke-opacity="100%" draw:stroke-linejoin="miter" svg:stroke-linecap="butt" style:horizontal-rel="paragraph" style:vertical-rel="paragraph" style:horizontal-pos="from-left" style:vertical-pos="from-top"/>
    </style:style>
    <style:style style:family="graphic" style:name="a11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0694in" svg:stroke-color="#4472c4" draw:marker-end="a43" svg:stroke-opacity="100%" draw:stroke-linejoin="miter" svg:stroke-linecap="butt" style:horizontal-rel="paragraph" style:vertical-rel="paragraph" style:horizontal-pos="from-left" style:vertical-pos="from-top"/>
    </style:style>
    <style:style style:family="graphic" style:name="a119">
      <style:graphic-properties style:wrap="run-through" style:run-through="foreground" draw:fill="none" draw:stroke="solid" svg:stroke-width="0.00694in" svg:stroke-color="#4472c4" draw:marker-end="a118"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4472c4" draw:marker-end="a45"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694in" svg:stroke-color="#4472c4" draw:marker-end="a9" svg:stroke-opacity="100%" draw:stroke-linejoin="miter" svg:stroke-linecap="butt" style:horizontal-rel="paragraph" style:vertical-rel="paragraph" style:horizontal-pos="from-left" style:vertical-pos="from-top"/>
    </style:style>
    <style:style style:family="graphic" style:name="a48">
      <style:graphic-properties style:wrap="run-through" style:run-through="foreground" draw:fill="none" draw:stroke="solid" svg:stroke-width="0.00694in" svg:stroke-color="#4472c4" draw:marker-end="a47" svg:stroke-opacity="100%" draw:stroke-linejoin="miter" svg:stroke-linecap="butt"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0694in" svg:stroke-color="#4472c4" draw:marker-end="a12"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 style:vertical-rel="page"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4472c4" draw:marker-end="a16"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4">
      <style:graphic-properties style:wrap="run-through" style:run-through="foreground" draw:fill="none" draw:stroke="solid" svg:stroke-width="0.00694in" svg:stroke-color="#4472c4" draw:marker-end="a83" svg:stroke-opacity="100%" draw:stroke-linejoin="miter" svg:stroke-linecap="butt" style:horizontal-rel="paragraph" style:vertical-rel="paragraph" style:horizontal-pos="from-left" style:vertical-pos="from-top"/>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827200" draw:name="Group 48" draw:id="id9" draw:style-name="a8" text:anchor-type="paragraph"><svg:title/><svg:desc/><draw:g draw:name="Group 49" draw:id="id7"><svg:title/><svg:desc/><draw:custom-shape svg:x="0in" svg:y="0in" svg:width="7.5in" svg:height="10in" draw:id="id0" draw:style-name="a1" draw:name="Rectangle 54"><svg:title/><svg:desc/><text:p text:style-name="P2"/><draw:enhanced-geometry draw:type="non-primitive" svg:viewBox="0 0 21600 21600" draw:enhanced-path="M 0 0 L 21600 0 21600 21600 0 21600 Z N"/></draw:custom-shape><draw:g draw:name="Group 2" draw:id="id6"><svg:title/><svg:desc/><draw:custom-shape svg:x="4.40278in" svg:y="0in" svg:width="3.09201in" svg:height="3.10069in" draw:id="id1" draw:style-name="a2" draw:name="Freeform 56"><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1632in" svg:y="0.24826in" svg:width="3.87847in" svg:height="3.87847in" draw:id="id2" draw:style-name="a3" draw:name="Freeform 57"><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8056in" svg:y="0.11979in" svg:width="3.81424in" svg:height="3.81424in" draw:id="id3" draw:style-name="a4" draw:name="Freeform 58"><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4.09028in" svg:y="0.54514in" svg:width="3.40451in" svg:height="3.41319in" draw:id="id4" draw:style-name="a5" draw:name="Freeform 59"><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76042in" svg:y="0.1684in" svg:width="4.73438in" svg:height="4.74306in" draw:id="id5" draw:style-name="a6" draw:name="Freeform 60"><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g><draw:frame draw:id="id8" draw:style-name="a7" draw:name="Text Box 61" svg:x="0.01041in" svg:y="5.29167in" svg:width="7.48403in" svg:height="4.14452in" style:rel-width="scale" style:rel-height="scale"><draw:text-box><text:p text:style-name="NoSpacing"><text:span text:style-name="T3">Programming for computer games.</text:span></text:p><text:p text:style-name="P4"><text:span text:style-name="T5">MSD 4.2A</text:span></text:p></draw:text-box><svg:title/><svg:desc/></draw:frame></draw:g></text:p>
      <text:p text:style-name="P6"/>
      <text:p text:style-name="P7"/>
      <text:p text:style-name="P8">Question 1 (AA1, AA2):</text:p>
      <text:p text:style-name="P9"/>
      <text:list text:style-name="LFO1" text:continue-numbering="true">
        <text:list-item>
          <text:p text:style-name="P10">Select 2 game engines (1 mark) and list 4 reasons<text:s/>(1.5 marks each) why one particular game engine was selected (giving advantages of the game engine) and why the other was not selected.</text:p>
        </text:list-item>
      </text:list>
      <text:p text:style-name="P11"/>
      <text:p text:style-name="P12"/>
      <text:list text:style-name="LFO2" text:continue-numbering="true">
        <text:list-item>
          <text:p text:style-name="P13">Unity Game Engine</text:p>
        </text:list-item>
        <text:list-item>
          <text:p text:style-name="P14">Construct 2 Game Engine</text:p>
        </text:list-item>
      </text:list>
      <text:p text:style-name="P15"/>
      <text:p text:style-name="P16">Advantages for Unity over construct.</text:p>
      <text:list text:style-name="LFO3" text:continue-numbering="true">
        <text:list-item>
          <text:p text:style-name="P17">Unity game engine has the console log<text:s/>which lets you display the game variables while the game is running and makes it easier for the developer to fix and debug the process at the same time</text:p>
        </text:list-item>
        <text:list-item>
          <text:p text:style-name="P18">The unity game engine allows you to make a choice between platforms. You can either choose to develop a<text:s/>crossed platform game or either a game which runs on only one platform.</text:p>
        </text:list-item>
        <text:list-item>
          <text:p text:style-name="P19">The unity game engine also provides an IDE text editor which let’s you code your game instead of using an external IDE.</text:p>
        </text:list-item>
        <text:list-item>
          <text:p text:style-name="P20">You can develop your game in any way you want unlike the construct 2 game engine which only let’s you insert rules and statements and instructions; the unity game engine lets you program your game making it more flexible and perform better.</text:p>
        </text:list-item>
      </text:list>
      <text:p text:style-name="P21"/>
      <text:soft-page-break/>
      <text:p text:style-name="P22">Reference: http://www.potenzaglobalsolutions.com/blogs/5-rarely-known-advantages-and-disadvantages-of-unity-game-development</text:p>
      <text:p text:style-name="P23"/>
      <text:p text:style-name="P24"/>
      <text:list text:style-name="LFO4" text:continue-numbering="true">
        <text:list-item>
          <text:p text:style-name="P25">Select 2 programming languages (1 mark) used in game development and choose one to support the game engine chosen and list 4 of its features (1.5 marks each)</text:p>
        </text:list-item>
      </text:list>
      <text:p text:style-name="P26"/>
      <text:list text:style-name="LFO5" text:continue-numbering="true">
        <text:list-item>
          <text:p text:style-name="P27">C#</text:p>
        </text:list-item>
        <text:list-item>
          <text:p text:style-name="P28">Java</text:p>
        </text:list-item>
      </text:list>
      <text:p text:style-name="P29"/>
      <text:p text:style-name="P30"/>
      <text:p text:style-name="P31">4 Features of C#.</text:p>
      <text:p text:style-name="P32"/>
      <text:list text:style-name="LFO6" text:continue-numbering="true">
        <text:list-item>
          <text:p text:style-name="P33"><text:span text:style-name="T34">C# is a simple, mo</text:span><text:span text:style-name="T35">dern, object oriented language derived from C++ and Java.</text:span></text:p>
        </text:list-item>
        <text:list-item>
          <text:p text:style-name="P36"><text:span text:style-name="T37">C# has been based according to the current trend and is very powerful and simple for building interoperable, scable, robust applications.</text:span></text:p>
        </text:list-item>
        <text:list-item>
          <text:p text:style-name="P38">C# is compatible with unity unlike java.</text:p>
        </text:list-item>
        <text:list-item>
          <text:p text:style-name="P39"><text:span text:style-name="T40">(int, float,<text:s/></text:span><text:span text:style-name="T41">double) are not objects in java but C# has introduces structures(structs) which enable the primitive types to become objects.</text:span></text:p>
        </text:list-item>
      </text:list>
      <text:p text:style-name="Normal"/>
      <text:p text:style-name="Normal"/>
      <text:p text:style-name="Normal"/>
      <text:p text:style-name="Normal"/>
      <text:p text:style-name="P42"/>
      <text:p text:style-name="P43">Question 2 (SE1):</text:p>
      <text:p text:style-name="P44">Prepare detailed design documents for the game: a. One Game design document (State Diagram) should contain an overview of the whole game, from the Start Menu till the end showing correctly the interactions between the scenes.</text:p>
      <text:p text:style-name="P45"/>
      <text:p text:style-name="P46">Level1</text:p>
      <text:p text:style-name="Normal"><text:span text:style-name="T47"><draw:connector draw:type="line" svg:x1="0.61628in" svg:y1="3.74432in" svg:x2="0.61628in" svg:y2="3.20959in" draw:z-index="251666432" draw:id="id10" draw:style-name="a10" draw:name="Straight Arrow Connector 11" text:anchor-type="paragraph"><svg:title/><svg:desc/></draw:connector></text:span><text:span text:style-name="T48"><draw:custom-shape svg:x="0.27809in" svg:y="3.74407in" svg:width="0.68542in" svg:height="0.30208in" draw:z-index="251665408" draw:id="id11" draw:style-name="a11" draw:name="Rectangle 9" text:anchor-type="paragraph"><svg:title/><svg:desc/><text:p text:style-name="P49">Menu</text:p><draw:enhanced-geometry draw:type="non-primitive" svg:viewBox="0 0 21600 21600" draw:enhanced-path="M 0 0 L 21600 0 21600 21600 0 21600 Z N"/></draw:custom-shape></text:span><text:span text:style-name="T50"><draw:connector draw:type="line" svg:x1="-0.09302in" svg:y1="3.89564in" svg:x2="0.27851in" svg:y2="3.89564in" draw:z-index="251664384" draw:id="id12" draw:style-name="a13" draw:name="Straight Arrow Connector 8" text:anchor-type="paragraph"><svg:title/><svg:desc/></draw:connector></text:span><text:span text:style-name="T51"><draw:custom-shape svg:x="0.79167in" svg:y="7.74792in" svg:width="0.17708in" svg:height="0.17708in" draw:z-index="251663360" draw:id="id13" draw:style-name="a14" draw:name="Flowchart: Connector 7" text:anchor-type="paragraph"><svg:title/><svg:desc/><text:p text:style-name="P52">––––<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3"><text:s text:c="2"/></text:span></text:p>
      <text:p text:style-name="P54"/>
      <text:p text:style-name="P55"/>
      <text:p text:style-name="P56"><text:span text:style-name="T57"><draw:connector draw:type="line" svg:x1="3.72041in" svg:y1="0.32584in" svg:x2="3.74264in" svg:y2="1.0814in" draw:z-index="251760640" draw:id="id14" draw:style-name="a15" draw:name="Straight Connector 100" text:anchor-type="paragraph"><svg:title/><svg:desc/></draw:connector></text:span><text:span text:style-name="T58"><draw:connector draw:type="line" svg:x1="0.52326in" svg:y1="0.32584in" svg:x2="0.53437in" svg:y2="1.80223in" draw:z-index="251703296" draw:id="id15" draw:style-name="a17" draw:name="Straight Arrow Connector 44" text:anchor-type="paragraph"><svg:title/><svg:desc/></draw:connector></text:span><text:span text:style-name="T59"><draw:connector draw:type="line" svg:x1="3.74322in" svg:y1="0.32584in" svg:x2="0.53488in" svg:y2="0.32584in" draw:z-index="251702272" draw:id="id16" draw:style-name="a18" draw:name="Straight Connector 43" text:anchor-type="paragraph"><svg:title/><svg:desc/></draw:connector></text:span><text:span text:style-name="T60"><text:tab/></text:span></text:p>
      <text:p text:style-name="P61"><text:span text:style-name="T62"><text:tab/></text:span><text:span text:style-name="T63">Go to next level</text:span></text:p>
      <text:p text:style-name="Normal"><text:span text:style-name="T64"><draw:custom-shape svg:x="1.61969in" svg:y="0.25215in" svg:width="0.95347in" svg:height="0.30208in" draw:z-index="251675648" draw:id="id17" draw:style-name="a19" draw:name="Rectangle 17" text:anchor-type="paragraph"><svg:title/><svg:desc/><text:p text:style-name="P65">P1 paddle</text:p><draw:enhanced-geometry draw:type="non-primitive" svg:viewBox="0 0 21600 21600" draw:enhanced-path="M 0 0 L 21600 0 21600 21600 0 21600 Z N"/></draw:custom-shape></text:span></text:p>
      <text:p text:style-name="P66"><text:span text:style-name="T67"><draw:connector draw:type="line" svg:x1="2.25581in" svg:y1="0.21268in" svg:x2="2.26692in" svg:y2="0.60782in" draw:z-index="251810816" draw:id="id18" draw:style-name="a21" draw:name="Straight Arrow Connector 150" text:anchor-type="paragraph"><svg:title/><svg:desc/></draw:connector></text:span><text:span text:style-name="T68"><draw:connector draw:type="line" svg:x1="1.83721in" svg:y1="0.60782in" svg:x2="1.83721in" svg:y2="0.21268in" draw:z-index="251808768" draw:id="id19" draw:style-name="a23" draw:name="Straight Arrow Connector 148" text:anchor-type="paragraph"><svg:title/><svg:desc/></draw:connector></text:span><text:span text:style-name="T69"><draw:connector draw:type="line" svg:x1="7.15079in" svg:y1="0.21268in" svg:x2="7.1626in" svg:y2="2.66545in" draw:z-index="251767808" draw:id="id20" draw:style-name="a24" draw:name="Straight Connector 110" text:anchor-type="paragraph"><svg:title/><svg:desc/></draw:connector></text:span><text:span text:style-name="T70"><draw:connector draw:type="line" svg:x1="6.72075in" svg:y1="0.18697in" svg:x2="7.15061in" svg:y2="0.18697in" draw:z-index="251762688" draw:id="id21" draw:style-name="a25" draw:name="Straight Connector 104" text:anchor-type="paragraph"><svg:title/><svg:desc/></draw:connector></text:span><text:span text:style-name="T71"><draw:connector draw:type="line" svg:x1="4.2907in" svg:y1="0.21022in" svg:x2="5.23236in" svg:y2="0.21022in" draw:z-index="251758592" draw:id="id22" draw:style-name="a27" draw:name="Straight Arrow Connector 98" text:anchor-type="paragraph"><svg:title/><svg:desc/></draw:connector></text:span><text:span text:style-name="T72"><draw:connector draw:type="line" svg:x1="3.68605in" svg:y1="0.55838in" svg:x2="3.68605in" svg:y2="0.31463in" draw:z-index="251756544" draw:id="id23" draw:style-name="a29" draw:name="Straight Arrow Connector 96" text:anchor-type="paragraph"><svg:title/><svg:desc/></draw:connector></text:span><text:span text:style-name="T73"><draw:custom-shape svg:x="5.23207in" svg:y="0.04732in" svg:width="1.48819in" svg:height="0.30208in" draw:z-index="251691008" draw:id="id24" draw:style-name="a30" draw:name="Rectangle 31" text:anchor-type="paragraph"><svg:title/><svg:desc/><text:p text:style-name="P74">Congratulations P1</text:p><draw:enhanced-geometry draw:type="non-primitive" svg:viewBox="0 0 21600 21600" draw:enhanced-path="M 0 0 L 21600 0 21600 21600 0 21600 Z N"/></draw:custom-shape></text:span><text:span text:style-name="T75"><draw:custom-shape svg:x="3.23196in" svg:y="0.01245in" svg:width="1.04583in" svg:height="0.30208in" draw:z-index="251683840" draw:id="id25" draw:style-name="a31" draw:name="Rectangle 26" text:anchor-type="paragraph"><svg:title/><svg:desc/><text:p text:style-name="P76"><text:span text:style-name="T77">P1 won</text:span><text:s/>level</text:p><draw:enhanced-geometry draw:type="non-primitive" svg:viewBox="0 0 21600 21600" draw:enhanced-path="M 0 0 L 21600 0 21600 21600 0 21600 Z N"/></draw:custom-shape></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Won 3 levels</text:span></text:p>
      <text:p text:style-name="P86"><text:span text:style-name="T87"><draw:custom-shape svg:x="3.30208in" svg:y="0.19359in" svg:width="0.76736in" svg:height="0.26736in" draw:z-index="251753472" draw:id="id26" draw:style-name="a32" draw:name="Rectangle 93" text:anchor-type="paragraph"><svg:title/><svg:desc/><text:p text:style-name="P88">Left wall</text:p><draw:enhanced-geometry draw:type="non-primitive" svg:viewBox="0 0 21600 21600" draw:enhanced-path="M 0 0 L 21600 0 21600 21600 0 21600 Z N"/></draw:custom-shape></text:span><text:span text:style-name="T89"><text:tab/></text:span><text:span text:style-name="T90"><text:tab/><text:s text:c="8"/></text:span><text:span text:style-name="T91">Bounce</text:span><text:span text:style-name="T92"><text:tab/><text:s text:c="13"/>bounce back <text:s text:c="19"/>score is added</text:span><text:span text:style-name="T93"><text:tab/></text:span></text:p>
      <text:p text:style-name="P94"><text:span text:style-name="T95"><draw:connector draw:type="line" svg:x1="1.06961in" svg:y1="0.24756in" svg:x2="1.65086in" svg:y2="0.24756in" draw:z-index="251669504" draw:id="id27" draw:style-name="a34" draw:name="Straight Arrow Connector 14" text:anchor-type="paragraph"><svg:title/><svg:desc/></draw:connector></text:span><text:span text:style-name="T96"><draw:custom-shape svg:x="0.12746in" svg:y="0.18637in" svg:width="0.95347in" svg:height="0.30208in" draw:z-index="251668480" draw:id="id28" draw:style-name="a35" draw:name="Rectangle 12" text:anchor-type="paragraph"><svg:title/><svg:desc/><text:p text:style-name="P97">Next Level</text:p><draw:enhanced-geometry draw:type="non-primitive" svg:viewBox="0 0 21600 21600" draw:enhanced-path="M 0 0 L 21600 0 21600 21600 0 21600 Z N"/></draw:custom-shape></text:span><text:span text:style-name="T98"><draw:custom-shape svg:x="3.31395in" svg:y="0.20556in" svg:width="0.76736in" svg:height="0.26736in" draw:z-index="251755520" draw:id="id29" draw:style-name="a36" draw:name="Rectangle 95" text:anchor-type="paragraph"><svg:title/><svg:desc/><text:p text:style-name="P99">right<text:s/>wall</text:p><draw:enhanced-geometry draw:type="non-primitive" svg:viewBox="0 0 21600 21600" draw:enhanced-path="M 0 0 L 21600 0 21600 21600 0 21600 Z N"/></draw:custom-shape></text:span><text:span text:style-name="T100"><draw:connector draw:type="line" svg:x1="2.61628in" svg:y1="0.26328in" svg:x2="3.3017in" svg:y2="0.26328in" draw:z-index="251751424" draw:id="id30" draw:style-name="a38" draw:name="Straight Arrow Connector 92" text:anchor-type="paragraph"><svg:title/><svg:desc/></draw:connector></text:span><text:span text:style-name="T101"><draw:connector draw:type="line" svg:x1="2.61628in" svg:y1="0.0656in" svg:x2="3.3017in" svg:y2="0.0656in" draw:z-index="251750400" draw:id="id31" draw:style-name="a40" draw:name="Straight Arrow Connector 91" text:anchor-type="paragraph"><svg:title/><svg:desc/></draw:connector></text:span><text:span text:style-name="T102"><draw:custom-shape svg:x="1.65116in" svg:y="0.67397in" svg:width="0.95347in" svg:height="0.30208in" draw:z-index="251673600" draw:id="id32" draw:style-name="a41" draw:name="Rectangle 16" text:anchor-type="paragraph"><svg:title/><svg:desc/><text:p text:style-name="P103">P2 paddle</text:p><draw:enhanced-geometry draw:type="non-primitive" svg:viewBox="0 0 21600 21600" draw:enhanced-path="M 0 0 L 21600 0 21600 21600 0 21600 Z N"/></draw:custom-shape></text:span><text:span text:style-name="T104"><draw:custom-shape svg:x="1.65116in" svg:y="0.0191in" svg:width="0.95347in" svg:height="0.30208in" draw:z-index="251671552" draw:id="id33" draw:style-name="a42" draw:name="Rectangle 15" text:anchor-type="paragraph"><svg:title/><svg:desc/><text:p text:style-name="P105">Moving Ball</text:p><draw:enhanced-geometry draw:type="non-primitive" svg:viewBox="0 0 21600 21600" draw:enhanced-path="M 0 0 L 21600 0 21600 21600 0 21600 Z N"/></draw:custom-shape></text:span><text:span text:style-name="T106"><text:s text:c="26"/></text:span><text:span text:style-name="T107">Left click</text:span></text:p>
      <text:p text:style-name="P108"><text:span text:style-name="T109"><draw:connector draw:type="line" svg:x1="2.27925in" svg:y1="0.38222in" svg:x2="2.26744in" svg:y2="0.05722in" draw:z-index="251811840" draw:id="id34" draw:style-name="a44" draw:name="Straight Arrow Connector 151" text:anchor-type="paragraph"><svg:title/><svg:desc/></draw:connector></text:span><text:span text:style-name="T110"><draw:connector draw:type="line" svg:x1="1.83721in" svg:y1="0.05722in" svg:x2="1.83721in" svg:y2="0.38222in" draw:z-index="251809792" draw:id="id35" draw:style-name="a46" draw:name="Straight Arrow Connector 149" text:anchor-type="paragraph"><svg:title/><svg:desc/></draw:connector></text:span><text:span text:style-name="T111"><draw:connector draw:type="line" svg:x1="1.08123in" svg:y1="1.28912in" svg:x2="1.04651in" svg:y2="0.19675in" draw:z-index="251766784" draw:id="id36" draw:style-name="a48" draw:name="Straight Arrow Connector 109" text:anchor-type="paragraph"><svg:title/><svg:desc/></draw:connector></text:span><text:span text:style-name="T112"><draw:connector draw:type="line" svg:x1="3.7093in" svg:y1="0.19184in" svg:x2="3.72041in" svg:y2="0.56337in" draw:z-index="251757568" draw:id="id37" draw:style-name="a50" draw:name="Straight Arrow Connector 97" text:anchor-type="paragraph"><svg:title/><svg:desc/></draw:connector></text:span><text:span text:style-name="T113"><draw:connector draw:type="line" svg:x1="0.61628in" svg:y1="1.79036in" svg:x2="2.651in" svg:y2="1.82439in" draw:z-index="251695104" draw:id="id38" draw:style-name="a52" draw:name="Straight Arrow Connector 36" text:anchor-type="paragraph"><svg:title/><svg:desc/></draw:connector></text:span><text:span text:style-name="T114"><text:tab/></text:span><text:span text:style-name="T115"><text:tab/></text:span><text:span text:style-name="T116"><text:tab/></text:span><text:span text:style-name="T117"><text:tab/></text:span><text:span text:style-name="T118"><text:tab/></text:span><text:span text:style-name="T119"><text:tab/><text:s text:c="11"/></text:span><text:span text:style-name="T120"><text:line-break/><text:s text:c="42"/>bounce</text:span><text:span text:style-name="T121"><text:tab/><text:s text:c="14"/>bounce back</text:span><text:span text:style-name="T122"><text:tab/><text:s text:c="8"/>score is added</text:span><text:span text:style-name="T123"><text:tab/></text:span><text:span text:style-name="T124"><text:tab/></text:span></text:p>
      <text:p text:style-name="P125"><text:span text:style-name="T126"><draw:connector draw:type="line" svg:x1="6.88341in" svg:y1="0.17242in" svg:x2="7.15078in" svg:y2="0.17242in" draw:z-index="251763712" draw:id="id39" draw:style-name="a53" draw:name="Straight Connector 105" text:anchor-type="paragraph"><svg:title/><svg:desc/></draw:connector></text:span><text:span text:style-name="T127"><draw:connector draw:type="line" svg:x1="4.34884in" svg:y1="0.25347in" svg:x2="5.25578in" svg:y2="0.23056in" draw:z-index="251759616" draw:id="id40" draw:style-name="a55" draw:name="Straight Arrow Connector 99" text:anchor-type="paragraph"><svg:title/><svg:desc/></draw:connector></text:span><text:span text:style-name="T128"><draw:custom-shape svg:x="5.26712in" svg:y="0.00908in" svg:width="1.61597in" svg:height="0.30208in" draw:z-index="251693056" draw:id="id41" draw:style-name="a56" draw:name="Rectangle 32" text:anchor-type="paragraph"><svg:title/><svg:desc/><text:p text:style-name="P129">Congratulations P2</text:p><draw:enhanced-geometry draw:type="non-primitive" svg:viewBox="0 0 21600 21600" draw:enhanced-path="M 0 0 L 21600 0 21600 21600 0 21600 Z N"/></draw:custom-shape></text:span><text:span text:style-name="T130"><draw:custom-shape svg:x="3.32673in" svg:y="0.09083in" svg:width="1.01042in" svg:height="0.30208in" draw:z-index="251686912" draw:id="id42" draw:style-name="a57" draw:name="Rectangle 28" text:anchor-type="paragraph"><svg:title/><svg:desc/><text:p text:style-name="Normal">P2 won level</text:p><draw:enhanced-geometry draw:type="non-primitive" svg:viewBox="0 0 21600 21600" draw:enhanced-path="M 0 0 L 21600 0 21600 21600 0 21600 Z N"/></draw:custom-shape></text:span><text:span text:style-name="T131">won 3 levels</text:span></text:p>
      <text:p text:style-name="Normal"><text:span text:style-name="T132"><draw:connector draw:type="line" svg:x1="3.87237in" svg:y1="0.10434in" svg:x2="3.87237in" svg:y2="0.55434in" draw:z-index="251761664" draw:id="id43" draw:style-name="a58" draw:name="Straight Connector 102" text:anchor-type="paragraph"><svg:title/><svg:desc/></draw:connector></text:span></text:p>
      <text:p text:style-name="P133"><text:span text:style-name="T134"><draw:connector draw:type="line" svg:x1="0.61628in" svg:y1="0.02422in" svg:x2="0.61628in" svg:y2="0.73325in" draw:z-index="251765760" draw:id="id44" draw:style-name="a59" draw:name="Straight Connector 108" text:anchor-type="paragraph"><svg:title/><svg:desc/></draw:connector></text:span><text:span text:style-name="T135"><draw:connector draw:type="line" svg:x1="3.87187in" svg:y1="0.25627in" svg:x2="1.08089in" svg:y2="0.24446in" draw:z-index="251708416" draw:id="id45" draw:style-name="a60" draw:name="Straight Connector 1" text:anchor-type="paragraph"><svg:title/><svg:desc/></draw:connector></text:span><text:span text:style-name="T136"><text:tab/>Go to next level</text:span></text:p>
      <text:p text:style-name="P137"/>
      <text:p text:style-name="P138"><text:span text:style-name="T139"><draw:connector draw:type="line" svg:x1="7.16268in" svg:y1="0.14879in" svg:x2="2.98837in" svg:y2="0.18351in" draw:z-index="251768832" draw:id="id46" draw:style-name="a62" draw:name="Straight Arrow Connector 111" text:anchor-type="paragraph"><svg:title/><svg:desc/></draw:connector></text:span><text:span text:style-name="T140"><draw:custom-shape svg:x="2.651in" svg:y="0.07962in" svg:width="0.26736in" svg:height="0.23194in" draw:z-index="251696128" draw:id="id47" draw:style-name="a63" draw:name="Circle: Hollow 37" text:anchor-type="paragraph"><svg:title/><svg:desc/><draw:enhanced-geometry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25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180"/><draw:equation draw:name="f15" draw:formula="$0"/><draw:equation draw:name="f16" draw:formula="?f12 * ?f15 / 100000"/><draw:equation draw:name="f17" draw:formula="?f10 - ?f16"/><draw:equation draw:name="f18" draw:formula="?f7 - ?f16"/><draw:equation draw:name="f19" draw:formula="2700000 + ?f1"/><draw:equation draw:name="f20" draw:formula="?f19 * ?f13 / ?f0"/><draw:equation draw:name="f21" draw:formula="0 - ?f20"/><draw:equation draw:name="f22" draw:formula="sin(?f21)"/><draw:equation draw:name="f23" draw:formula="0 - ?f22"/><draw:equation draw:name="f24" draw:formula="?f23 * ?f10"/><draw:equation draw:name="f25" draw:formula="cos(?f21)"/><draw:equation draw:name="f26" draw:formula="0 - ?f25"/><draw:equation draw:name="f27" draw:formula="?f26 * ?f7"/><draw:equation draw:name="f28" draw:formula="?f11 - ?f24"/><draw:equation draw:name="f29" draw:formula="?f11 + ?f24"/><draw:equation draw:name="f30" draw:formula="?f8 - ?f27"/><draw:equation draw:name="f31" draw:formula="?f8 + ?f27"/><draw:equation draw:name="f32" draw:formula="?f16 - 10800"/><draw:equation draw:name="f33" draw:formula="?f8 - 10800"/><draw:equation draw:name="f34" draw:formula="sqrt(?f32 * ?f32 + ?f33 * ?f33 + 0 * 0)"/><draw:equation draw:name="f35" draw:formula="atan2(?f32, ?f33)"/><draw:equation draw:name="f36" draw:formula="?f35 + ?f1"/><draw:equation draw:name="f37" draw:formula="?f36 * ?f14 / ?f0"/><draw:equation draw:name="f38" draw:formula="0 - ?f37"/><draw:equation draw:name="f39" draw:formula="21550000 - 21600000"/><draw:equation draw:name="f40" draw:formula="if(?f39, 21600000, 21550000)"/><draw:equation draw:name="f41" draw:formula="-21550000 - ?f40"/><draw:equation draw:name="f42" draw:formula="if(?f41, -21550000, ?f40)"/><draw:equation draw:name="f43" draw:formula="?f0 + ?f42"/><draw:equation draw:name="f44" draw:formula="?f0 + ?f1"/><draw:equation draw:name="f45" draw:formula="?f44 * ?f13 / ?f0"/><draw:equation draw:name="f46" draw:formula="0 - ?f45"/><draw:equation draw:name="f47" draw:formula="cos(?f46)"/><draw:equation draw:name="f48" draw:formula="0 - ?f47"/><draw:equation draw:name="f49" draw:formula="?f48 * ?f10"/><draw:equation draw:name="f50" draw:formula="sin(?f46)"/><draw:equation draw:name="f51" draw:formula="0 - ?f50"/><draw:equation draw:name="f52" draw:formula="?f51 * ?f7"/><draw:equation draw:name="f53" draw:formula="sqrt(?f49 * ?f49 + ?f52 * ?f52 + 0 * 0)"/><draw:equation draw:name="f54" draw:formula="?f10 * ?f7 / ?f53"/><draw:equation draw:name="f55" draw:formula="?f51 * ?f54"/><draw:equation draw:name="f56" draw:formula="?f2 - ?f55"/><draw:equation draw:name="f57" draw:formula="?f48 * ?f54"/><draw:equation draw:name="f58" draw:formula="?f8 - ?f57"/><draw:equation draw:name="f59" draw:formula="?f56 - ?f10"/><draw:equation draw:name="f60" draw:formula="?f58 - ?f7"/><draw:equation draw:name="f61" draw:formula="?f56 + ?f10"/><draw:equation draw:name="f62" draw:formula="?f58 + ?f7"/><draw:equation draw:name="f63" draw:formula="?f43 + ?f1"/><draw:equation draw:name="f64" draw:formula="?f63 * ?f13 / ?f0"/><draw:equation draw:name="f65" draw:formula="0 - ?f64"/><draw:equation draw:name="f66" draw:formula="cos(?f65)"/><draw:equation draw:name="f67" draw:formula="0 - ?f66"/><draw:equation draw:name="f68" draw:formula="?f67 * ?f10"/><draw:equation draw:name="f69" draw:formula="sin(?f65)"/><draw:equation draw:name="f70" draw:formula="0 - ?f69"/><draw:equation draw:name="f71" draw:formula="?f70 * ?f7"/><draw:equation draw:name="f72" draw:formula="sqrt(?f68 * ?f68 + ?f71 * ?f71 + 0 * 0)"/><draw:equation draw:name="f73" draw:formula="?f10 * ?f7 / ?f72"/><draw:equation draw:name="f74" draw:formula="?f70 * ?f73"/><draw:equation draw:name="f75" draw:formula="?f56 + ?f74"/><draw:equation draw:name="f76" draw:formula="?f67 * ?f73"/><draw:equation draw:name="f77" draw:formula="?f58 + ?f76"/><draw:equation draw:name="f78" draw:formula="if(?f42, ?f2, ?f59)"/><draw:equation draw:name="f79" draw:formula="if(?f42, ?f8, ?f60)"/><draw:equation draw:name="f80" draw:formula="if(?f42, ?f2, ?f61)"/><draw:equation draw:name="f81" draw:formula="if(?f42, ?f8, ?f62)"/><draw:equation draw:name="f82" draw:formula="if(?f42, ?f59, ?f75)"/><draw:equation draw:name="f83" draw:formula="if(?f42, ?f60, ?f77)"/><draw:equation draw:name="f84" draw:formula="if(?f42, ?f61, ?f75)"/><draw:equation draw:name="f85" draw:formula="if(?f42, ?f62, ?f77)"/><draw:equation draw:name="f86" draw:formula="21550000 - -21600000"/><draw:equation draw:name="f87" draw:formula="if(?f86, -21600000, 21550000)"/><draw:equation draw:name="f88" draw:formula="-21550000 - ?f87"/><draw:equation draw:name="f89" draw:formula="if(?f88, -21550000, ?f87)"/><draw:equation draw:name="f90" draw:formula="?f0 + ?f89"/><draw:equation draw:name="f91" draw:formula="?f48 * ?f17"/><draw:equation draw:name="f92" draw:formula="?f51 * ?f18"/><draw:equation draw:name="f93" draw:formula="sqrt(?f91 * ?f91 + ?f92 * ?f92 + 0 * 0)"/><draw:equation draw:name="f94" draw:formula="?f17 * ?f18 / ?f93"/><draw:equation draw:name="f95" draw:formula="?f51 * ?f94"/><draw:equation draw:name="f96" draw:formula="?f16 - ?f95"/><draw:equation draw:name="f97" draw:formula="?f48 * ?f94"/><draw:equation draw:name="f98" draw:formula="?f8 - ?f97"/><draw:equation draw:name="f99" draw:formula="?f96 - ?f17"/><draw:equation draw:name="f100" draw:formula="?f98 - ?f18"/><draw:equation draw:name="f101" draw:formula="?f96 + ?f17"/><draw:equation draw:name="f102" draw:formula="?f98 + ?f18"/><draw:equation draw:name="f103" draw:formula="?f90 + ?f1"/><draw:equation draw:name="f104" draw:formula="?f103 * ?f13 / ?f0"/><draw:equation draw:name="f105" draw:formula="0 - ?f104"/><draw:equation draw:name="f106" draw:formula="cos(?f105)"/><draw:equation draw:name="f107" draw:formula="0 - ?f106"/><draw:equation draw:name="f108" draw:formula="?f107 * ?f17"/><draw:equation draw:name="f109" draw:formula="sin(?f105)"/><draw:equation draw:name="f110" draw:formula="0 - ?f109"/><draw:equation draw:name="f111" draw:formula="?f110 * ?f18"/><draw:equation draw:name="f112" draw:formula="sqrt(?f108 * ?f108 + ?f111 * ?f111 + 0 * 0)"/><draw:equation draw:name="f113" draw:formula="?f17 * ?f18 / ?f112"/><draw:equation draw:name="f114" draw:formula="?f110 * ?f113"/><draw:equation draw:name="f115" draw:formula="?f96 + ?f114"/><draw:equation draw:name="f116" draw:formula="?f107 * ?f113"/><draw:equation draw:name="f117" draw:formula="?f98 + ?f116"/><draw:equation draw:name="f118" draw:formula="if(?f89, ?f16, ?f99)"/><draw:equation draw:name="f119" draw:formula="if(?f89, ?f8, ?f100)"/><draw:equation draw:name="f120" draw:formula="if(?f89, ?f16, ?f101)"/><draw:equation draw:name="f121" draw:formula="if(?f89, ?f8, ?f102)"/><draw:equation draw:name="f122" draw:formula="if(?f89, ?f99, ?f115)"/><draw:equation draw:name="f123" draw:formula="if(?f89, ?f100, ?f117)"/><draw:equation draw:name="f124" draw:formula="if(?f89, ?f101, ?f115)"/><draw:equation draw:name="f125" draw:formula="if(?f89, ?f102, ?f117)"/></draw:enhanced-geometry></draw:custom-shape></text:span><text:span text:style-name="T141"><text:tab/>Quit</text:span><text:span text:style-name="T142"><text:tab/>Finish Game</text:span></text:p>
      <text:p text:style-name="P143"/>
      <text:p text:style-name="P144"/>
      <text:p text:style-name="P145"/>
      <text:p text:style-name="P146"/>
      <text:p text:style-name="P147"/>
      <text:p text:style-name="P148"/>
      <text:p text:style-name="P149"/>
      <text:p text:style-name="P150"/>
      <text:p text:style-name="P151"/>
      <text:p text:style-name="P152">b. The second design document should contain a detailed State Diagram of either Level 2 or Level 3 of the game showing correctly all events and interactions happening in the scene</text:p>
      <text:p text:style-name="P153"/>
      <text:p text:style-name="P154">Level 3</text:p>
      <text:p text:style-name="P155"><text:span text:style-name="T156"><draw:custom-shape svg:x="1.45326in" svg:y="0.09268in" svg:width="1.26736in" svg:height="0.30208in" draw:z-index="251825152" draw:id="id48" draw:style-name="a64" draw:name="Rectangle 162" text:anchor-type="paragraph"><svg:title/><svg:desc/><text:p text:style-name="P157">Moving obstacle</text:p><draw:enhanced-geometry draw:type="non-primitive" svg:viewBox="0 0 21600 21600" draw:enhanced-path="M 0 0 L 21600 0 21600 21600 0 21600 Z N"/></draw:custom-shape></text:span></text:p>
      <text:p text:style-name="P158"><text:span text:style-name="T159"><draw:connector draw:type="line" svg:x1="2.28958in" svg:y1="0.01911in" svg:x2="2.27847in" svg:y2="0.54202in" draw:z-index="251815936" draw:id="id49" draw:style-name="a66" draw:name="Straight Arrow Connector 155" text:anchor-type="paragraph"><svg:title/><svg:desc/></draw:connector></text:span><text:span text:style-name="T160"><draw:connector draw:type="line" svg:x1="1.85979in" svg:y1="0.5427in" svg:x2="1.84868in" svg:y2="0.0427in" draw:z-index="251813888" draw:id="id50" draw:style-name="a68" draw:name="Straight Arrow Connector 153" text:anchor-type="paragraph"><svg:title/><svg:desc/></draw:connector></text:span><text:span text:style-name="T161"><text:tab/></text:span></text:p>
      <text:p text:style-name="Normal"><text:span text:style-name="T162"><draw:custom-shape svg:x="1.61969in" svg:y="0.25215in" svg:width="0.95347in" svg:height="0.30208in" draw:z-index="251774976" draw:id="id51" draw:style-name="a69" draw:name="Rectangle 112" text:anchor-type="paragraph"><svg:title/><svg:desc/><text:p text:style-name="P163">P1 paddle</text:p><draw:enhanced-geometry draw:type="non-primitive" svg:viewBox="0 0 21600 21600" draw:enhanced-path="M 0 0 L 21600 0 21600 21600 0 21600 Z N"/></draw:custom-shape></text:span></text:p>
      <text:p text:style-name="P164"><text:span text:style-name="T165"><draw:connector draw:type="line" svg:x1="1.89535in" svg:y1="0.60736in" svg:x2="1.89535in" svg:y2="0.15389in" draw:z-index="251816960" draw:id="id52" draw:style-name="a71" draw:name="Straight Arrow Connector 156" text:anchor-type="paragraph"><svg:title/><svg:desc/></draw:connector></text:span><text:span text:style-name="T166"><draw:connector draw:type="line" svg:x1="2.27907in" svg:y1="0.18878in" svg:x2="2.29018in" svg:y2="0.59503in" draw:z-index="251814912" draw:id="id53" draw:style-name="a73" draw:name="Straight Arrow Connector 154" text:anchor-type="paragraph"><svg:title/><svg:desc/></draw:connector></text:span><text:span text:style-name="T167"><draw:connector draw:type="line" svg:x1="7.15079in" svg:y1="0.21268in" svg:x2="7.1626in" svg:y2="2.66545in" draw:z-index="251800576" draw:id="id54" draw:style-name="a74" draw:name="Straight Connector 113" text:anchor-type="paragraph"><svg:title/><svg:desc/></draw:connector></text:span><text:span text:style-name="T168"><draw:connector draw:type="line" svg:x1="6.72075in" svg:y1="0.18697in" svg:x2="7.15061in" svg:y2="0.18697in" draw:z-index="251796480" draw:id="id55" draw:style-name="a75" draw:name="Straight Connector 114" text:anchor-type="paragraph"><svg:title/><svg:desc/></draw:connector></text:span><text:span text:style-name="T169"><draw:connector draw:type="line" svg:x1="4.2907in" svg:y1="0.21022in" svg:x2="5.23236in" svg:y2="0.21022in" draw:z-index="251793408" draw:id="id56" draw:style-name="a77" draw:name="Straight Arrow Connector 115" text:anchor-type="paragraph"><svg:title/><svg:desc/></draw:connector></text:span><text:span text:style-name="T170"><draw:connector draw:type="line" svg:x1="3.68605in" svg:y1="0.55838in" svg:x2="3.68605in" svg:y2="0.31463in" draw:z-index="251791360" draw:id="id57" draw:style-name="a79" draw:name="Straight Arrow Connector 116" text:anchor-type="paragraph"><svg:title/><svg:desc/></draw:connector></text:span><text:span text:style-name="T171"><draw:custom-shape svg:x="5.23207in" svg:y="0.04732in" svg:width="1.48819in" svg:height="0.30208in" draw:z-index="251780096" draw:id="id58" draw:style-name="a80" draw:name="Rectangle 119" text:anchor-type="paragraph"><svg:title/><svg:desc/><text:p text:style-name="P172">Congratulations P1</text:p><draw:enhanced-geometry draw:type="non-primitive" svg:viewBox="0 0 21600 21600" draw:enhanced-path="M 0 0 L 21600 0 21600 21600 0 21600 Z N"/></draw:custom-shape></text:span><text:span text:style-name="T173"><draw:custom-shape svg:x="3.23196in" svg:y="0.01245in" svg:width="1.04583in" svg:height="0.30208in" draw:z-index="251778048" draw:id="id59" draw:style-name="a81" draw:name="Rectangle 120" text:anchor-type="paragraph"><svg:title/><svg:desc/><text:p text:style-name="P174"><text:span text:style-name="T175">P1 won</text:span><text:s/>level</text:p><draw:enhanced-geometry draw:type="non-primitive" svg:viewBox="0 0 21600 21600" draw:enhanced-path="M 0 0 L 21600 0 21600 21600 0 21600 Z N"/></draw:custom-shape></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Won 3 levels</text:span></text:p>
      <text:p text:style-name="P184"><text:span text:style-name="T185"><draw:custom-shape svg:x="3.30208in" svg:y="0.19359in" svg:width="0.76736in" svg:height="0.26736in" draw:z-index="251789312" draw:id="id60" draw:style-name="a82" draw:name="Rectangle 121" text:anchor-type="paragraph"><svg:title/><svg:desc/><text:p text:style-name="P186">Left wall</text:p><draw:enhanced-geometry draw:type="non-primitive" svg:viewBox="0 0 21600 21600" draw:enhanced-path="M 0 0 L 21600 0 21600 21600 0 21600 Z N"/></draw:custom-shape></text:span><text:span text:style-name="T187"><text:tab/></text:span><text:span text:style-name="T188"><text:tab/><text:s text:c="8"/></text:span><text:span text:style-name="T189">Bounce</text:span><text:span text:style-name="T190"><text:tab/><text:s text:c="13"/>bounce back <text:s text:c="19"/>score is added</text:span><text:span text:style-name="T191"><text:tab/></text:span></text:p>
      <text:p text:style-name="P192"><text:span text:style-name="T193"><draw:connector draw:type="line" svg:x1="1.06961in" svg:y1="0.24756in" svg:x2="1.65086in" svg:y2="0.24756in" draw:z-index="251771904" draw:id="id61" draw:style-name="a84" draw:name="Straight Arrow Connector 122" text:anchor-type="paragraph"><svg:title/><svg:desc/></draw:connector></text:span><text:span text:style-name="T194"><draw:custom-shape svg:x="0.12746in" svg:y="0.18637in" svg:width="0.95347in" svg:height="0.30208in" draw:z-index="251770880" draw:id="id62" draw:style-name="a85" draw:name="Rectangle 123" text:anchor-type="paragraph"><svg:title/><svg:desc/><text:p text:style-name="P195">Next Level</text:p><draw:enhanced-geometry draw:type="non-primitive" svg:viewBox="0 0 21600 21600" draw:enhanced-path="M 0 0 L 21600 0 21600 21600 0 21600 Z N"/></draw:custom-shape></text:span><text:span text:style-name="T196"><draw:custom-shape svg:x="3.31395in" svg:y="0.20556in" svg:width="0.76736in" svg:height="0.26736in" draw:z-index="251790336" draw:id="id63" draw:style-name="a86" draw:name="Rectangle 124" text:anchor-type="paragraph"><svg:title/><svg:desc/><text:p text:style-name="P197">right<text:s/>wall</text:p><draw:enhanced-geometry draw:type="non-primitive" svg:viewBox="0 0 21600 21600" draw:enhanced-path="M 0 0 L 21600 0 21600 21600 0 21600 Z N"/></draw:custom-shape></text:span><text:span text:style-name="T198"><draw:connector draw:type="line" svg:x1="2.61628in" svg:y1="0.26328in" svg:x2="3.3017in" svg:y2="0.26328in" draw:z-index="251788288" draw:id="id64" draw:style-name="a88" draw:name="Straight Arrow Connector 125" text:anchor-type="paragraph"><svg:title/><svg:desc/></draw:connector></text:span><text:span text:style-name="T199"><draw:connector draw:type="line" svg:x1="2.61628in" svg:y1="0.0656in" svg:x2="3.3017in" svg:y2="0.0656in" draw:z-index="251787264" draw:id="id65" draw:style-name="a90" draw:name="Straight Arrow Connector 126" text:anchor-type="paragraph"><svg:title/><svg:desc/></draw:connector></text:span><text:span text:style-name="T200"><draw:custom-shape svg:x="1.65116in" svg:y="0.67397in" svg:width="0.95347in" svg:height="0.30208in" draw:z-index="251773952" draw:id="id66" draw:style-name="a91" draw:name="Rectangle 129" text:anchor-type="paragraph"><svg:title/><svg:desc/><text:p text:style-name="P201">P2 paddle</text:p><draw:enhanced-geometry draw:type="non-primitive" svg:viewBox="0 0 21600 21600" draw:enhanced-path="M 0 0 L 21600 0 21600 21600 0 21600 Z N"/></draw:custom-shape></text:span><text:span text:style-name="T202"><draw:custom-shape svg:x="1.65116in" svg:y="0.0191in" svg:width="0.95347in" svg:height="0.30208in" draw:z-index="251772928" draw:id="id67" draw:style-name="a92" draw:name="Rectangle 130" text:anchor-type="paragraph"><svg:title/><svg:desc/><text:p text:style-name="P203">Moving Ball</text:p><draw:enhanced-geometry draw:type="non-primitive" svg:viewBox="0 0 21600 21600" draw:enhanced-path="M 0 0 L 21600 0 21600 21600 0 21600 Z N"/></draw:custom-shape></text:span><text:span text:style-name="T204"><text:s text:c="26"/></text:span><text:span text:style-name="T205">Left click</text:span></text:p>
      <text:p text:style-name="P206"><text:span text:style-name="T207"><draw:connector draw:type="line" svg:x1="2.29018in" svg:y1="0.38169in" svg:x2="2.30199in" svg:y2="0.03377in" draw:z-index="251820032" draw:id="id68" draw:style-name="a94" draw:name="Straight Arrow Connector 159" text:anchor-type="paragraph"><svg:title/><svg:desc/></draw:connector></text:span><text:span text:style-name="T208"><draw:connector draw:type="line" svg:x1="1.88372in" svg:y1="0.05727in" svg:x2="1.89483in" svg:y2="0.38227in" draw:z-index="251817984" draw:id="id69" draw:style-name="a96" draw:name="Straight Arrow Connector 157" text:anchor-type="paragraph"><svg:title/><svg:desc/></draw:connector></text:span><text:span text:style-name="T209"><draw:connector draw:type="line" svg:x1="0.53488in" svg:y1="0.47537in" svg:x2="0.53488in" svg:y2="0.18509in" draw:z-index="251805696" draw:id="id70" draw:style-name="a98" draw:name="Straight Arrow Connector 145" text:anchor-type="paragraph"><svg:title/><svg:desc/></draw:connector></text:span><text:span text:style-name="T210"><draw:connector draw:type="line" svg:x1="3.7093in" svg:y1="0.19184in" svg:x2="3.72041in" svg:y2="0.56337in" draw:z-index="251792384" draw:id="id71" draw:style-name="a100" draw:name="Straight Arrow Connector 132" text:anchor-type="paragraph"><svg:title/><svg:desc/></draw:connector></text:span><text:span text:style-name="T211"><draw:connector draw:type="line" svg:x1="0.61628in" svg:y1="1.79036in" svg:x2="2.651in" svg:y2="1.82439in" draw:z-index="251782144" draw:id="id72" draw:style-name="a102" draw:name="Straight Arrow Connector 133" text:anchor-type="paragraph"><svg:title/><svg:desc/></draw:connector></text:span><text:span text:style-name="T212"><text:tab/></text:span><text:span text:style-name="T213"><text:tab/></text:span><text:span text:style-name="T214"><text:tab/></text:span><text:span text:style-name="T215"><text:tab/></text:span><text:span text:style-name="T216"><text:tab/></text:span><text:span text:style-name="T217"><text:tab/><text:s text:c="11"/></text:span><text:span text:style-name="T218"><text:line-break/><text:s text:c="42"/>bounce</text:span><text:span text:style-name="T219"><text:tab/><text:s text:c="14"/>bounce back</text:span><text:span text:style-name="T220"><text:tab/><text:s text:c="8"/>score is added</text:span><text:span text:style-name="T221"><text:tab/></text:span><text:span text:style-name="T222"><text:tab/></text:span></text:p>
      <text:p text:style-name="P223"><text:span text:style-name="T224"><draw:connector draw:type="line" svg:x1="2.2907in" svg:y1="0.65368in" svg:x2="2.2907in" svg:y2="0.21202in" draw:z-index="251821056" draw:id="id73" draw:style-name="a104" draw:name="Straight Arrow Connector 160" text:anchor-type="paragraph"><svg:title/><svg:desc/></draw:connector></text:span><text:span text:style-name="T225"><draw:connector draw:type="line" svg:x1="1.88372in" svg:y1="0.22389in" svg:x2="1.88372in" svg:y2="0.63083in" draw:z-index="251819008" draw:id="id74" draw:style-name="a106" draw:name="Straight Arrow Connector 158" text:anchor-type="paragraph"><svg:title/><svg:desc/></draw:connector></text:span><text:span text:style-name="T226"><draw:connector draw:type="line" svg:x1="-0.73301in" svg:y1="0.21202in" svg:x2="-0.01218in" svg:y2="0.21202in" draw:z-index="251807744" draw:id="id75" draw:style-name="a108" draw:name="Straight Arrow Connector 147" text:anchor-type="paragraph"><svg:title/><svg:desc/></draw:connector></text:span><text:span text:style-name="T227"><draw:custom-shape svg:x="-0.93023in" svg:y="0.06109in" svg:width="0.19722in" svg:height="0.22083in" draw:z-index="251806720" draw:id="id76" draw:style-name="a109" draw:name="Oval 14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28"><draw:custom-shape svg:x="0in" svg:y="-0.00069in" svg:width="0.95347in" svg:height="0.30208in" draw:z-index="251803648" draw:id="id77" draw:style-name="a110" draw:name="Rectangle 143" text:anchor-type="paragraph"><svg:title/><svg:desc/><text:p text:style-name="P229">Menu</text:p><draw:enhanced-geometry draw:type="non-primitive" svg:viewBox="0 0 21600 21600" draw:enhanced-path="M 0 0 L 21600 0 21600 21600 0 21600 Z N"/></draw:custom-shape></text:span><text:span text:style-name="T230"><draw:connector draw:type="line" svg:x1="6.88341in" svg:y1="0.17242in" svg:x2="7.15078in" svg:y2="0.17242in" draw:z-index="251797504" draw:id="id78" draw:style-name="a111" draw:name="Straight Connector 134" text:anchor-type="paragraph"><svg:title/><svg:desc/></draw:connector></text:span><text:span text:style-name="T231"><draw:connector draw:type="line" svg:x1="4.34884in" svg:y1="0.25347in" svg:x2="5.25578in" svg:y2="0.23056in" draw:z-index="251794432" draw:id="id79" draw:style-name="a113" draw:name="Straight Arrow Connector 135" text:anchor-type="paragraph"><svg:title/><svg:desc/></draw:connector></text:span><text:span text:style-name="T232"><draw:custom-shape svg:x="5.26712in" svg:y="0.00908in" svg:width="1.61597in" svg:height="0.30208in" draw:z-index="251781120" draw:id="id80" draw:style-name="a114" draw:name="Rectangle 136" text:anchor-type="paragraph"><svg:title/><svg:desc/><text:p text:style-name="P233">Congratulations P2</text:p><draw:enhanced-geometry draw:type="non-primitive" svg:viewBox="0 0 21600 21600" draw:enhanced-path="M 0 0 L 21600 0 21600 21600 0 21600 Z N"/></draw:custom-shape></text:span><text:span text:style-name="T234"><draw:custom-shape svg:x="3.32673in" svg:y="0.09083in" svg:width="1.01042in" svg:height="0.30208in" draw:z-index="251779072" draw:id="id81" draw:style-name="a115" draw:name="Rectangle 137" text:anchor-type="paragraph"><svg:title/><svg:desc/><text:p text:style-name="Normal">P2 won level</text:p><draw:enhanced-geometry draw:type="non-primitive" svg:viewBox="0 0 21600 21600" draw:enhanced-path="M 0 0 L 21600 0 21600 21600 0 21600 Z N"/></draw:custom-shape></text:span><text:span text:style-name="T235">won 3 levels</text:span></text:p>
      <text:p text:style-name="Normal"><text:span text:style-name="T236"><draw:connector draw:type="line" svg:x1="0.55814in" svg:y1="0.025in" svg:x2="0.58106in" svg:y2="1.025in" draw:z-index="251804672" draw:id="id82" draw:style-name="a116" draw:name="Straight Connector 144" text:anchor-type="paragraph"><svg:title/><svg:desc/></draw:connector></text:span></text:p>
      <text:p text:style-name="P237"><text:span text:style-name="T238"><draw:custom-shape svg:x="1.60465in" svg:y="0.07009in" svg:width="1.26736in" svg:height="0.30208in" draw:z-index="251823104" draw:id="id83" draw:style-name="a117" draw:name="Rectangle 161" text:anchor-type="paragraph"><svg:title/><svg:desc/><text:p text:style-name="P239">Moving obstacle</text:p><draw:enhanced-geometry draw:type="non-primitive" svg:viewBox="0 0 21600 21600" draw:enhanced-path="M 0 0 L 21600 0 21600 21600 0 21600 Z N"/></draw:custom-shape></text:span><text:span text:style-name="T240"><text:tab/></text:span></text:p>
      <text:p text:style-name="P241"/>
      <text:p text:style-name="P242"><text:span text:style-name="T243"><draw:connector draw:type="line" svg:x1="7.16268in" svg:y1="0.14879in" svg:x2="2.98837in" svg:y2="0.18351in" draw:z-index="251801600" draw:id="id84" draw:style-name="a119" draw:name="Straight Arrow Connector 141" text:anchor-type="paragraph"><svg:title/><svg:desc/></draw:connector></text:span><text:span text:style-name="T244"><draw:custom-shape svg:x="2.651in" svg:y="0.07962in" svg:width="0.26736in" svg:height="0.23194in" draw:z-index="251783168" draw:id="id85" draw:style-name="a120" draw:name="Circle: Hollow 142" text:anchor-type="paragraph"><svg:title/><svg:desc/><draw:enhanced-geometry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25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180"/><draw:equation draw:name="f15" draw:formula="$0"/><draw:equation draw:name="f16" draw:formula="?f12 * ?f15 / 100000"/><draw:equation draw:name="f17" draw:formula="?f10 - ?f16"/><draw:equation draw:name="f18" draw:formula="?f7 - ?f16"/><draw:equation draw:name="f19" draw:formula="2700000 + ?f1"/><draw:equation draw:name="f20" draw:formula="?f19 * ?f13 / ?f0"/><draw:equation draw:name="f21" draw:formula="0 - ?f20"/><draw:equation draw:name="f22" draw:formula="sin(?f21)"/><draw:equation draw:name="f23" draw:formula="0 - ?f22"/><draw:equation draw:name="f24" draw:formula="?f23 * ?f10"/><draw:equation draw:name="f25" draw:formula="cos(?f21)"/><draw:equation draw:name="f26" draw:formula="0 - ?f25"/><draw:equation draw:name="f27" draw:formula="?f26 * ?f7"/><draw:equation draw:name="f28" draw:formula="?f11 - ?f24"/><draw:equation draw:name="f29" draw:formula="?f11 + ?f24"/><draw:equation draw:name="f30" draw:formula="?f8 - ?f27"/><draw:equation draw:name="f31" draw:formula="?f8 + ?f27"/><draw:equation draw:name="f32" draw:formula="?f16 - 10800"/><draw:equation draw:name="f33" draw:formula="?f8 - 10800"/><draw:equation draw:name="f34" draw:formula="sqrt(?f32 * ?f32 + ?f33 * ?f33 + 0 * 0)"/><draw:equation draw:name="f35" draw:formula="atan2(?f32, ?f33)"/><draw:equation draw:name="f36" draw:formula="?f35 + ?f1"/><draw:equation draw:name="f37" draw:formula="?f36 * ?f14 / ?f0"/><draw:equation draw:name="f38" draw:formula="0 - ?f37"/><draw:equation draw:name="f39" draw:formula="21550000 - 21600000"/><draw:equation draw:name="f40" draw:formula="if(?f39, 21600000, 21550000)"/><draw:equation draw:name="f41" draw:formula="-21550000 - ?f40"/><draw:equation draw:name="f42" draw:formula="if(?f41, -21550000, ?f40)"/><draw:equation draw:name="f43" draw:formula="?f0 + ?f42"/><draw:equation draw:name="f44" draw:formula="?f0 + ?f1"/><draw:equation draw:name="f45" draw:formula="?f44 * ?f13 / ?f0"/><draw:equation draw:name="f46" draw:formula="0 - ?f45"/><draw:equation draw:name="f47" draw:formula="cos(?f46)"/><draw:equation draw:name="f48" draw:formula="0 - ?f47"/><draw:equation draw:name="f49" draw:formula="?f48 * ?f10"/><draw:equation draw:name="f50" draw:formula="sin(?f46)"/><draw:equation draw:name="f51" draw:formula="0 - ?f50"/><draw:equation draw:name="f52" draw:formula="?f51 * ?f7"/><draw:equation draw:name="f53" draw:formula="sqrt(?f49 * ?f49 + ?f52 * ?f52 + 0 * 0)"/><draw:equation draw:name="f54" draw:formula="?f10 * ?f7 / ?f53"/><draw:equation draw:name="f55" draw:formula="?f51 * ?f54"/><draw:equation draw:name="f56" draw:formula="?f2 - ?f55"/><draw:equation draw:name="f57" draw:formula="?f48 * ?f54"/><draw:equation draw:name="f58" draw:formula="?f8 - ?f57"/><draw:equation draw:name="f59" draw:formula="?f56 - ?f10"/><draw:equation draw:name="f60" draw:formula="?f58 - ?f7"/><draw:equation draw:name="f61" draw:formula="?f56 + ?f10"/><draw:equation draw:name="f62" draw:formula="?f58 + ?f7"/><draw:equation draw:name="f63" draw:formula="?f43 + ?f1"/><draw:equation draw:name="f64" draw:formula="?f63 * ?f13 / ?f0"/><draw:equation draw:name="f65" draw:formula="0 - ?f64"/><draw:equation draw:name="f66" draw:formula="cos(?f65)"/><draw:equation draw:name="f67" draw:formula="0 - ?f66"/><draw:equation draw:name="f68" draw:formula="?f67 * ?f10"/><draw:equation draw:name="f69" draw:formula="sin(?f65)"/><draw:equation draw:name="f70" draw:formula="0 - ?f69"/><draw:equation draw:name="f71" draw:formula="?f70 * ?f7"/><draw:equation draw:name="f72" draw:formula="sqrt(?f68 * ?f68 + ?f71 * ?f71 + 0 * 0)"/><draw:equation draw:name="f73" draw:formula="?f10 * ?f7 / ?f72"/><draw:equation draw:name="f74" draw:formula="?f70 * ?f73"/><draw:equation draw:name="f75" draw:formula="?f56 + ?f74"/><draw:equation draw:name="f76" draw:formula="?f67 * ?f73"/><draw:equation draw:name="f77" draw:formula="?f58 + ?f76"/><draw:equation draw:name="f78" draw:formula="if(?f42, ?f2, ?f59)"/><draw:equation draw:name="f79" draw:formula="if(?f42, ?f8, ?f60)"/><draw:equation draw:name="f80" draw:formula="if(?f42, ?f2, ?f61)"/><draw:equation draw:name="f81" draw:formula="if(?f42, ?f8, ?f62)"/><draw:equation draw:name="f82" draw:formula="if(?f42, ?f59, ?f75)"/><draw:equation draw:name="f83" draw:formula="if(?f42, ?f60, ?f77)"/><draw:equation draw:name="f84" draw:formula="if(?f42, ?f61, ?f75)"/><draw:equation draw:name="f85" draw:formula="if(?f42, ?f62, ?f77)"/><draw:equation draw:name="f86" draw:formula="21550000 - -21600000"/><draw:equation draw:name="f87" draw:formula="if(?f86, -21600000, 21550000)"/><draw:equation draw:name="f88" draw:formula="-21550000 - ?f87"/><draw:equation draw:name="f89" draw:formula="if(?f88, -21550000, ?f87)"/><draw:equation draw:name="f90" draw:formula="?f0 + ?f89"/><draw:equation draw:name="f91" draw:formula="?f48 * ?f17"/><draw:equation draw:name="f92" draw:formula="?f51 * ?f18"/><draw:equation draw:name="f93" draw:formula="sqrt(?f91 * ?f91 + ?f92 * ?f92 + 0 * 0)"/><draw:equation draw:name="f94" draw:formula="?f17 * ?f18 / ?f93"/><draw:equation draw:name="f95" draw:formula="?f51 * ?f94"/><draw:equation draw:name="f96" draw:formula="?f16 - ?f95"/><draw:equation draw:name="f97" draw:formula="?f48 * ?f94"/><draw:equation draw:name="f98" draw:formula="?f8 - ?f97"/><draw:equation draw:name="f99" draw:formula="?f96 - ?f17"/><draw:equation draw:name="f100" draw:formula="?f98 - ?f18"/><draw:equation draw:name="f101" draw:formula="?f96 + ?f17"/><draw:equation draw:name="f102" draw:formula="?f98 + ?f18"/><draw:equation draw:name="f103" draw:formula="?f90 + ?f1"/><draw:equation draw:name="f104" draw:formula="?f103 * ?f13 / ?f0"/><draw:equation draw:name="f105" draw:formula="0 - ?f104"/><draw:equation draw:name="f106" draw:formula="cos(?f105)"/><draw:equation draw:name="f107" draw:formula="0 - ?f106"/><draw:equation draw:name="f108" draw:formula="?f107 * ?f17"/><draw:equation draw:name="f109" draw:formula="sin(?f105)"/><draw:equation draw:name="f110" draw:formula="0 - ?f109"/><draw:equation draw:name="f111" draw:formula="?f110 * ?f18"/><draw:equation draw:name="f112" draw:formula="sqrt(?f108 * ?f108 + ?f111 * ?f111 + 0 * 0)"/><draw:equation draw:name="f113" draw:formula="?f17 * ?f18 / ?f112"/><draw:equation draw:name="f114" draw:formula="?f110 * ?f113"/><draw:equation draw:name="f115" draw:formula="?f96 + ?f114"/><draw:equation draw:name="f116" draw:formula="?f107 * ?f113"/><draw:equation draw:name="f117" draw:formula="?f98 + ?f116"/><draw:equation draw:name="f118" draw:formula="if(?f89, ?f16, ?f99)"/><draw:equation draw:name="f119" draw:formula="if(?f89, ?f8, ?f100)"/><draw:equation draw:name="f120" draw:formula="if(?f89, ?f16, ?f101)"/><draw:equation draw:name="f121" draw:formula="if(?f89, ?f8, ?f102)"/><draw:equation draw:name="f122" draw:formula="if(?f89, ?f99, ?f115)"/><draw:equation draw:name="f123" draw:formula="if(?f89, ?f100, ?f117)"/><draw:equation draw:name="f124" draw:formula="if(?f89, ?f101, ?f115)"/><draw:equation draw:name="f125" draw:formula="if(?f89, ?f102, ?f117)"/></draw:enhanced-geometry></draw:custom-shape></text:span><text:span text:style-name="T245"><text:tab/>Quit</text:span><text:span text:style-name="T246"><text:tab/>Finish Game</text:span></text:p>
      <text:p text:style-name="P247"/>
      <text:p text:style-name="P248"/>
      <text:p text:style-name="P249"/>
      <text:p text:style-name="P250"/>
      <text:p text:style-name="P251"/>
      <text:p text:style-name="P252"/>
      <text:p text:style-name="P253"/>
      <text:p text:style-name="P254"/>
      <text:p text:style-name="P255"/>
      <text:p text:style-name="P256"/>
      <text:p text:style-name="P257"/>
      <text:soft-page-break/>
      <text:p text:style-name="P258">Question 3 (KU 4) 5 marks In not less than 100 words, explain why compression is needed when using media assets such as images, videos and audio. Provide examples.</text:p>
      <text:p text:style-name="P259"/>
      <text:p text:style-name="P260">Nowadays performance is very important. It depends whether or not you optimize and compress your media assets. For mobile applications for example it is important to optimize and compress media assets to improve user experience, for example Facebook recently release instant articles which can load a publishers website/article up to 10 times faster than the mobile internet.<text:line-break/>Sometimes a user gets bored while waiting for the webpage/application to load and either ignores it or launches something else. It is essential to use compression of assets in websites since some people has a slow internet connectivity and may take a lot for a website to load especially if it contains high resolution images and videos.</text:p>
      <text:p text:style-name="P261"/>
      <text:p text:style-name="P262"><text:span text:style-name="T263">Reference:<text:s/></text:span><text:span text:style-name="T264">https://www.enginedigital.com/perspectives/2016/08/why-you-should-care-about-media-optimization/</text:span></text:p>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ourier New" style:font-name-complex="Courier New"/>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3480" draw:start-color="#88acbb" draw:end-color="#394a61" draw:start-intensity="100%" draw:end-intensity="100%"/>
    <draw:marker draw:name="a51" svg:viewBox="0 0 20 30" svg:d="m10 0-10 30h20z"/>
    <draw:marker draw:name="a89" svg:viewBox="0 0 20 30" svg:d="m10 0-10 30h20z"/>
    <draw:marker draw:name="a54" svg:viewBox="0 0 20 30" svg:d="m10 0-10 30h20z"/>
    <draw:marker draw:name="a20" svg:viewBox="0 0 20 30" svg:d="m10 0-10 30h20z"/>
    <draw:marker draw:name="a101" svg:viewBox="0 0 20 30" svg:d="m10 0-10 30h20z"/>
    <draw:marker draw:name="a22" svg:viewBox="0 0 20 30" svg:d="m10 0-10 30h20z"/>
    <draw:marker draw:name="a103" svg:viewBox="0 0 20 30" svg:d="m10 0-10 30h20z"/>
    <draw:marker draw:name="a105" svg:viewBox="0 0 20 30" svg:d="m10 0-10 30h20z"/>
    <draw:marker draw:name="a26" svg:viewBox="0 0 20 30" svg:d="m10 0-10 30h20z"/>
    <draw:marker draw:name="a107" svg:viewBox="0 0 20 30" svg:d="m10 0-10 30h20z"/>
    <draw:marker draw:name="a70" svg:viewBox="0 0 20 30" svg:d="m10 0-10 30h20z"/>
    <draw:marker draw:name="a28" svg:viewBox="0 0 20 30" svg:d="m10 0-10 30h20z"/>
    <draw:marker draw:name="a72" svg:viewBox="0 0 20 30" svg:d="m10 0-10 30h20z"/>
    <draw:marker draw:name="a76" svg:viewBox="0 0 20 30" svg:d="m10 0-10 30h20z"/>
    <draw:marker draw:name="a78" svg:viewBox="0 0 20 30" svg:d="m10 0-10 30h20z"/>
    <draw:marker draw:name="a43" svg:viewBox="0 0 20 30" svg:d="m10 0-10 30h20z"/>
    <draw:marker draw:name="a45" svg:viewBox="0 0 20 30" svg:d="m10 0-10 30h20z"/>
    <draw:marker draw:name="a9" svg:viewBox="0 0 20 30" svg:d="m10 0-10 30h20z"/>
    <draw:marker draw:name="a47" svg:viewBox="0 0 20 30" svg:d="m10 0-10 30h20z"/>
    <draw:marker draw:name="a12" svg:viewBox="0 0 20 30" svg:d="m10 0-10 30h20z"/>
    <draw:marker draw:name="a93" svg:viewBox="0 0 20 30" svg:d="m10 0-10 30h20z"/>
    <draw:marker draw:name="a49" svg:viewBox="0 0 20 30" svg:d="m10 0-10 30h20z"/>
    <draw:marker draw:name="a95" svg:viewBox="0 0 20 30" svg:d="m10 0-10 30h20z"/>
    <draw:marker draw:name="a16" svg:viewBox="0 0 20 30" svg:d="m10 0-10 30h20z"/>
    <draw:marker draw:name="a97" svg:viewBox="0 0 20 30" svg:d="m10 0-10 30h20z"/>
    <draw:marker draw:name="a61" svg:viewBox="0 0 20 30" svg:d="m10 0-10 30h20z"/>
    <draw:marker draw:name="a99" svg:viewBox="0 0 20 30" svg:d="m10 0-10 30h20z"/>
    <draw:marker draw:name="a65" svg:viewBox="0 0 20 30" svg:d="m10 0-10 30h20z"/>
    <draw:marker draw:name="a67" svg:viewBox="0 0 20 30" svg:d="m10 0-10 30h20z"/>
    <draw:marker draw:name="a112" svg:viewBox="0 0 20 30" svg:d="m10 0-10 30h20z"/>
    <draw:marker draw:name="a33" svg:viewBox="0 0 20 30" svg:d="m10 0-10 30h20z"/>
    <draw:marker draw:name="a37" svg:viewBox="0 0 20 30" svg:d="m10 0-10 30h20z"/>
    <draw:marker draw:name="a118" svg:viewBox="0 0 20 30" svg:d="m10 0-10 30h20z"/>
    <draw:marker draw:name="a83" svg:viewBox="0 0 20 30" svg:d="m10 0-10 30h20z"/>
    <draw:marker draw:name="a39" svg:viewBox="0 0 20 30" svg:d="m10 0-10 30h20z"/>
    <draw:marker draw:name="a87"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ming for computer games.</dc:title>
    <dc:description/>
    <dc:subject>MSD 4.2A</dc:subject>
    <meta:initial-creator>Luke Micallef</meta:initial-creator>
    <dc:creator>Luke Micallef</dc:creator>
    <meta:creation-date>2017-11-27T12:18:00Z</meta:creation-date>
    <dc:date>2017-12-18T03:38:00Z</dc:date>
    <meta:template xlink:href="Normal" xlink:type="simple"/>
    <meta:editing-cycles>2</meta:editing-cycles>
    <meta:editing-duration>PT7980S</meta:editing-duration>
    <meta:document-statistic meta:page-count="6" meta:paragraph-count="7" meta:word-count="580" meta:character-count="3880" meta:row-count="27" meta:non-whitespace-character-count="3307"/>
  </office:meta>
</office:document-meta>
</file>